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08mm"/>
    </style:style>
    <style:style style:name="co2" style:family="table-column">
      <style:table-column-properties fo:break-before="auto" style:column-width="7.87mm"/>
    </style:style>
    <style:style style:name="co3" style:family="table-column">
      <style:table-column-properties fo:break-before="auto" style:column-width="15.91mm"/>
    </style:style>
    <style:style style:name="co4" style:family="table-column">
      <style:table-column-properties fo:break-before="auto" style:column-width="12.82mm"/>
    </style:style>
    <style:style style:name="co5" style:family="table-column">
      <style:table-column-properties fo:break-before="auto" style:column-width="17.15mm"/>
    </style:style>
    <style:style style:name="co6" style:family="table-column">
      <style:table-column-properties fo:break-before="auto" style:column-width="14.06mm"/>
    </style:style>
    <style:style style:name="co7" style:family="table-column">
      <style:table-column-properties fo:break-before="auto" style:column-width="57.06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0.65mm"/>
    </style:style>
    <style:style style:name="co10" style:family="table-column">
      <style:table-column-properties fo:break-before="auto" style:column-width="48.4mm"/>
    </style:style>
    <style:style style:name="co11" style:family="table-column">
      <style:table-column-properties fo:break-before="auto" style:column-width="61.1mm"/>
    </style:style>
    <style:style style:name="co12" style:family="table-column">
      <style:table-column-properties fo:break-before="auto" style:column-width="52.42mm"/>
    </style:style>
    <style:style style:name="co13" style:family="table-column">
      <style:table-column-properties fo:break-before="auto" style:column-width="16.53mm"/>
    </style:style>
    <style:style style:name="co14" style:family="table-column">
      <style:table-column-properties fo:break-before="auto" style:column-width="62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23" style:family="table-cell" style:parent-style-name="Default" style:data-style-name="N1"/>
    <style:style style:name="ce24" style:family="table-cell" style:parent-style-name="Default" style:data-style-name="N107"/>
    <style:style style:name="ce25" style:family="table-cell" style:parent-style-name="Default" style:data-style-name="N107">
      <style:text-properties fo:font-style="italic" fo:font-weight="bold" style:font-style-asian="italic" style:font-weight-asian="bold" style:font-style-complex="italic" style:font-weight-complex="bold"/>
    </style:style>
    <style:style style:name="ce26" style:family="table-cell" style:parent-style-name="Default" style:data-style-name="N107">
      <style:text-properties fo:color="#ff3333"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 style:data-style-name="N107">
      <style:text-properties fo:color="#ff9900" fo:font-style="italic" style:text-underline-style="none" fo:font-weight="bold" style:font-style-asian="italic" style:font-weight-asian="bold" style:font-style-complex="italic" style:font-weight-complex="bold"/>
    </style:style>
    <style:style style:name="ce28" style:family="table-cell" style:parent-style-name="Default" style:data-style-name="N107">
      <style:text-properties fo:color="#ff66ff"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 style:data-style-name="N107">
      <style:table-cell-properties fo:background-color="#fff200"/>
    </style:style>
    <style:style style:name="ce8" style:family="table-cell" style:parent-style-name="Default" style:data-style-name="N107">
      <style:text-properties fo:color="#6600f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1">
      <style:text-properties fo:color="#6600ff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107">
      <style:text-properties fo:color="#ff3300" fo:font-weight="bold" style:font-weight-asian="bold" style:font-weight-complex="bold"/>
    </style:style>
    <style:style style:name="ce30" style:family="table-cell" style:parent-style-name="Default" style:data-style-name="N107">
      <style:text-properties fo:color="#ff9900" fo:font-weight="bold" style:font-weight-asian="bold" style:font-weight-complex="bold"/>
    </style:style>
    <style:style style:name="ce31" style:family="table-cell" style:parent-style-name="Default" style:data-style-name="N107">
      <style:text-properties fo:color="#ff66ff" fo:font-weight="bold" style:font-weight-asian="bold" style:font-weight-complex="bold"/>
    </style:style>
    <style:style style:name="ce13" style:family="table-cell" style:parent-style-name="Default" style:data-style-name="N107">
      <style:table-cell-properties fo:background-color="#fff200"/>
      <style:text-properties fo:color="#6600ff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 style:data-style-name="N107">
      <style:table-cell-properties fo:background-color="#66ffff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23"/>
        <table:table-column table:style-name="co2" table:visibility="collapse" table:default-cell-style-name="ce24"/>
        <table:table-column table:style-name="co3" table:number-columns-repeated="2" table:default-cell-style-name="ce24"/>
        <table:table-column table:style-name="co4" table:visibility="collapse" table:number-columns-repeated="2" table:default-cell-style-name="ce24"/>
        <table:table-column table:style-name="co3" table:visibility="collapse" table:default-cell-style-name="ce24"/>
        <table:table-column table:style-name="co4" table:visibility="collapse" table:default-cell-style-name="ce24"/>
        <table:table-column table:style-name="co5" table:visibility="collapse" table:default-cell-style-name="ce24"/>
        <table:table-column table:style-name="co6" table:visibility="collapse" table:default-cell-style-name="ce24"/>
        <table:table-column table:style-name="co7" table:default-cell-style-name="ce24"/>
        <table:table-column table:style-name="co8" table:default-cell-style-name="ce24"/>
        <table:table-column table:style-name="co1" table:visibility="collapse" table:default-cell-style-name="ce23"/>
        <table:table-column table:style-name="co2" table:visibility="collapse" table:default-cell-style-name="ce24"/>
        <table:table-column table:style-name="co3" table:number-columns-repeated="2" table:default-cell-style-name="ce24"/>
        <table:table-column table:style-name="co4" table:visibility="collapse" table:number-columns-repeated="5" table:default-cell-style-name="ce24"/>
        <table:table-column table:style-name="co9" table:visibility="collapse" table:default-cell-style-name="ce24"/>
        <table:table-column table:style-name="co10" table:default-cell-style-name="ce24"/>
        <table:table-column table:style-name="co8" table:default-cell-style-name="ce24"/>
        <table:table-column table:style-name="co1" table:visibility="collapse" table:default-cell-style-name="ce23"/>
        <table:table-column table:style-name="co2" table:visibility="collapse" table:default-cell-style-name="ce24"/>
        <table:table-column table:style-name="co3" table:number-columns-repeated="2" table:default-cell-style-name="ce24"/>
        <table:table-column table:style-name="co4" table:visibility="collapse" table:number-columns-repeated="5" table:default-cell-style-name="ce24"/>
        <table:table-column table:style-name="co9" table:visibility="collapse" table:default-cell-style-name="ce24"/>
        <table:table-column table:style-name="co11" table:default-cell-style-name="ce24"/>
        <table:table-column table:style-name="co8" table:default-cell-style-name="ce24"/>
        <table:table-column table:style-name="co1" table:visibility="collapse" table:default-cell-style-name="ce23"/>
        <table:table-column table:style-name="co2" table:visibility="collapse" table:default-cell-style-name="ce24"/>
        <table:table-column table:style-name="co3" table:number-columns-repeated="2" table:default-cell-style-name="ce24"/>
        <table:table-column table:style-name="co4" table:visibility="collapse" table:number-columns-repeated="4" table:default-cell-style-name="ce24"/>
        <table:table-column table:style-name="co9" table:visibility="collapse" table:number-columns-repeated="2" table:default-cell-style-name="ce24"/>
        <table:table-column table:style-name="co12" table:default-cell-style-name="ce24"/>
        <table:table-column table:style-name="co8" table:default-cell-style-name="ce24"/>
        <table:table-column table:style-name="co1" table:visibility="collapse" table:default-cell-style-name="ce23"/>
        <table:table-column table:style-name="co2" table:visibility="collapse" table:default-cell-style-name="ce24"/>
        <table:table-column table:style-name="co13" table:default-cell-style-name="ce24"/>
        <table:table-column table:style-name="co3" table:default-cell-style-name="ce24"/>
        <table:table-column table:style-name="co4" table:visibility="collapse" table:number-columns-repeated="6" table:default-cell-style-name="ce24"/>
        <table:table-column table:style-name="co14" table:default-cell-style-name="ce24"/>
        <table:table-column table:style-name="co8" table:number-columns-repeated="965" table:default-cell-style-name="ce24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0</text:p>
          </table:table-cell>
          <table:table-cell table:number-columns-repeated="11"/>
          <table:table-cell office:value-type="string" calcext:value-type="string">
            <text:p>A1</text:p>
          </table:table-cell>
          <table:table-cell table:number-columns-repeated="11"/>
          <table:table-cell office:value-type="string" calcext:value-type="string">
            <text:p>A2</text:p>
          </table:table-cell>
          <table:table-cell table:number-columns-repeated="11"/>
          <table:table-cell office:value-type="string" calcext:value-type="string">
            <text:p>A3</text:p>
          </table:table-cell>
          <table:table-cell table:number-columns-repeated="11"/>
          <table:table-cell office:value-type="string" calcext:value-type="string">
            <text:p>A4</text:p>
          </table:table-cell>
          <table:table-cell table:number-columns-repeated="973"/>
        </table:table-row>
        <table:table-row table:style-name="ro1">
          <table:table-cell table:number-columns-repeated="14"/>
          <table:table-cell table:formula="of:=[.O6]/[.P6]" office:value-type="float" office:value="1.4" calcext:value-type="float">
            <text:p>1,4</text:p>
          </table:table-cell>
          <table:table-cell table:number-columns-repeated="11"/>
          <table:table-cell table:formula="of:=[.AA6]/[.AB6]" office:value-type="float" office:value="1.4" calcext:value-type="float">
            <text:p>1,4</text:p>
          </table:table-cell>
          <table:table-cell table:number-columns-repeated="11"/>
          <table:table-cell table:formula="of:=[.AM6]/[.AN6]" office:value-type="float" office:value="1.4" calcext:value-type="float">
            <text:p>1,4</text:p>
          </table:table-cell>
          <table:table-cell table:number-columns-repeated="11"/>
          <table:table-cell table:formula="of:=[.AY6]/[.AZ6]" office:value-type="float" office:value="1.4" calcext:value-type="float">
            <text:p>1,4</text:p>
          </table:table-cell>
          <table:table-cell table:number-columns-repeated="97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A0</text:p>
          </table:table-cell>
          <table:table-cell office:value-type="float" office:value="9800" calcext:value-type="float">
            <text:p>9 800,0</text:p>
          </table:table-cell>
          <table:table-cell office:value-type="float" office:value="7000" calcext:value-type="float">
            <text:p>7 000,0</text:p>
          </table:table-cell>
          <table:table-cell table:formula="of:=[.C6]*1000/[.$M6]" office:value-type="float" office:value="980" calcext:value-type="float">
            <text:p>980,0</text:p>
          </table:table-cell>
          <table:table-cell table:formula="of:=[.D6]*1000/[.$M6]" office:value-type="float" office:value="700" calcext:value-type="float">
            <text:p>700,0</text:p>
          </table:table-cell>
          <table:table-cell office:value-type="float" office:value="1188" calcext:value-type="float">
            <text:p>1 188,0</text:p>
          </table:table-cell>
          <table:table-cell office:value-type="float" office:value="840" calcext:value-type="float">
            <text:p>840,0</text:p>
          </table:table-cell>
          <table:table-cell table:formula="of:=[.G6]-[.E6]" office:value-type="float" office:value="208" calcext:value-type="float">
            <text:p>208,0</text:p>
          </table:table-cell>
          <table:table-cell table:formula="of:=[.H6]-[.F6]" office:value-type="float" office:value="140" calcext:value-type="float">
            <text:p>140,0</text:p>
          </table:table-cell>
          <table:table-cell office:value-type="string" calcext:value-type="string">
            <text:p>LL-ppppppp-qqqqqqq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string" calcext:value-type="string">
            <text:p>A1</text:p>
          </table:table-cell>
          <table:table-cell office:value-type="float" office:value="7000" calcext:value-type="float">
            <text:p>7 000,0</text:p>
          </table:table-cell>
          <table:table-cell office:value-type="float" office:value="5000" calcext:value-type="float">
            <text:p>5 000,0</text:p>
          </table:table-cell>
          <table:table-cell table:formula="of:=[.O6]*1000/[.$M6]" office:value-type="float" office:value="700" calcext:value-type="float">
            <text:p>700,0</text:p>
          </table:table-cell>
          <table:table-cell table:formula="of:=[.P6]*1000/[.$M6]" office:value-type="float" office:value="500" calcext:value-type="float">
            <text:p>500,0</text:p>
          </table:table-cell>
          <table:table-cell office:value-type="float" office:value="840" calcext:value-type="float">
            <text:p>840,0</text:p>
          </table:table-cell>
          <table:table-cell office:value-type="float" office:value="594" calcext:value-type="float">
            <text:p>594,0</text:p>
          </table:table-cell>
          <table:table-cell table:formula="of:=[.S6]-[.Q6]" office:value-type="float" office:value="140" calcext:value-type="float">
            <text:p>140,0</text:p>
          </table:table-cell>
          <table:table-cell table:formula="of:=[.T6]-[.R6]" office:value-type="float" office:value="94" calcext:value-type="float">
            <text:p>94,0</text:p>
          </table:table-cell>
          <table:table-cell office:value-type="string" calcext:value-type="string">
            <text:p>LL-ppppp-qqqqq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string" calcext:value-type="string">
            <text:p>A2</text:p>
          </table:table-cell>
          <table:table-cell office:value-type="float" office:value="4900" calcext:value-type="float">
            <text:p>4 900,0</text:p>
          </table:table-cell>
          <table:table-cell office:value-type="float" office:value="3500" calcext:value-type="float">
            <text:p>3 500,0</text:p>
          </table:table-cell>
          <table:table-cell table:formula="of:=[.AA6]*1000/[.$M6]" office:value-type="float" office:value="490" calcext:value-type="float">
            <text:p>490,0</text:p>
          </table:table-cell>
          <table:table-cell table:formula="of:=[.AB6]*1000/[.$M6]" office:value-type="float" office:value="350" calcext:value-type="float">
            <text:p>350,0</text:p>
          </table:table-cell>
          <table:table-cell office:value-type="float" office:value="594" calcext:value-type="float">
            <text:p>594,0</text:p>
          </table:table-cell>
          <table:table-cell office:value-type="float" office:value="420" calcext:value-type="float">
            <text:p>420,0</text:p>
          </table:table-cell>
          <table:table-cell table:formula="of:=[.AE6]-[.AC6]" office:value-type="float" office:value="104" calcext:value-type="float">
            <text:p>104,0</text:p>
          </table:table-cell>
          <table:table-cell table:formula="of:=[.AF6]-[.AD6]" office:value-type="float" office:value="70" calcext:value-type="float">
            <text:p>70,0</text:p>
          </table:table-cell>
          <table:table-cell table:style-name="ce26" office:value-type="string" calcext:value-type="string">
            <text:p>LL-ppppppp-qqqqqqq-A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string" calcext:value-type="string">
            <text:p>A3</text:p>
          </table:table-cell>
          <table:table-cell office:value-type="float" office:value="3500" calcext:value-type="float">
            <text:p>3 500,0</text:p>
          </table:table-cell>
          <table:table-cell office:value-type="float" office:value="2500" calcext:value-type="float">
            <text:p>2 500,0</text:p>
          </table:table-cell>
          <table:table-cell table:formula="of:=[.AM6]*1000/[.$M6]" office:value-type="float" office:value="350" calcext:value-type="float">
            <text:p>350,0</text:p>
          </table:table-cell>
          <table:table-cell table:formula="of:=[.AN6]*1000/[.$M6]" office:value-type="float" office:value="250" calcext:value-type="float">
            <text:p>250,0</text:p>
          </table:table-cell>
          <table:table-cell office:value-type="float" office:value="420" calcext:value-type="float">
            <text:p>420,0</text:p>
          </table:table-cell>
          <table:table-cell office:value-type="float" office:value="297" calcext:value-type="float">
            <text:p>297,0</text:p>
          </table:table-cell>
          <table:table-cell table:formula="of:=[.AQ6]-[.AO6]" office:value-type="float" office:value="70" calcext:value-type="float">
            <text:p>70,0</text:p>
          </table:table-cell>
          <table:table-cell table:formula="of:=[.AR6]-[.AP6]" office:value-type="float" office:value="47" calcext:value-type="float">
            <text:p>47,0</text:p>
          </table:table-cell>
          <table:table-cell table:style-name="ce29" office:value-type="string" calcext:value-type="string">
            <text:p>LL-ppppp-qqqqq-A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string" calcext:value-type="string">
            <text:p>A4</text:p>
          </table:table-cell>
          <table:table-cell office:value-type="float" office:value="2450" calcext:value-type="float">
            <text:p>2 450,0</text:p>
          </table:table-cell>
          <table:table-cell office:value-type="float" office:value="1750" calcext:value-type="float">
            <text:p>1 750,0</text:p>
          </table:table-cell>
          <table:table-cell table:formula="of:=[.AY6]*1000/[.$M6]" office:value-type="float" office:value="245" calcext:value-type="float">
            <text:p>245,0</text:p>
          </table:table-cell>
          <table:table-cell table:formula="of:=[.AZ6]*1000/[.$M6]" office:value-type="float" office:value="175" calcext:value-type="float">
            <text:p>175,0</text:p>
          </table:table-cell>
          <table:table-cell office:value-type="float" office:value="297" calcext:value-type="float">
            <text:p>297,0</text:p>
          </table:table-cell>
          <table:table-cell office:value-type="float" office:value="210" calcext:value-type="float">
            <text:p>210,0</text:p>
          </table:table-cell>
          <table:table-cell table:formula="of:=[.BC6]-[.BA6]" office:value-type="float" office:value="52" calcext:value-type="float">
            <text:p>52,0</text:p>
          </table:table-cell>
          <table:table-cell table:formula="of:=[.BD6]-[.BB6]" office:value-type="float" office:value="35" calcext:value-type="float">
            <text:p>35,0</text:p>
          </table:table-cell>
          <table:table-cell office:value-type="string" calcext:value-type="string">
            <text:p>LL-ppppppp-qqqqqqq-A-B</text:p>
          </table:table-cell>
          <table:table-cell table:number-columns-repeated="965"/>
        </table:table-row>
        <table:table-row table:style-name="ro1">
          <table:table-cell table:number-columns-repeated="10"/>
          <table:table-cell table:style-name="ce25" office:value-type="string" calcext:value-type="string">
            <text:p>/2</text:p>
          </table:table-cell>
          <table:table-cell table:number-columns-repeated="23"/>
          <table:table-cell table:style-name="ce25" office:value-type="string" calcext:value-type="string">
            <text:p>/2</text:p>
          </table:table-cell>
          <table:table-cell table:number-columns-repeated="989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A0</text:p>
          </table:table-cell>
          <table:table-cell office:value-type="float" office:value="4900" calcext:value-type="float">
            <text:p>4 900,0</text:p>
          </table:table-cell>
          <table:table-cell office:value-type="float" office:value="3500" calcext:value-type="float">
            <text:p>3 500,0</text:p>
          </table:table-cell>
          <table:table-cell table:formula="of:=[.C8]*1000/[.$M8]" office:value-type="float" office:value="980" calcext:value-type="float">
            <text:p>980,0</text:p>
          </table:table-cell>
          <table:table-cell table:formula="of:=[.D8]*1000/[.$M8]" office:value-type="float" office:value="700" calcext:value-type="float">
            <text:p>700,0</text:p>
          </table:table-cell>
          <table:table-cell office:value-type="float" office:value="1188" calcext:value-type="float">
            <text:p>1 188,0</text:p>
          </table:table-cell>
          <table:table-cell office:value-type="float" office:value="840" calcext:value-type="float">
            <text:p>840,0</text:p>
          </table:table-cell>
          <table:table-cell table:formula="of:=[.G8]-[.E8]" office:value-type="float" office:value="208" calcext:value-type="float">
            <text:p>208,0</text:p>
          </table:table-cell>
          <table:table-cell table:formula="of:=[.H8]-[.F8]" office:value-type="float" office:value="140" calcext:value-type="float">
            <text:p>140,0</text:p>
          </table:table-cell>
          <table:table-cell table:style-name="ce26" office:value-type="string" calcext:value-type="string">
            <text:p>LL-ppppppp-qqqqqqq-A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string" calcext:value-type="string">
            <text:p>A1</text:p>
          </table:table-cell>
          <table:table-cell office:value-type="float" office:value="3500" calcext:value-type="float">
            <text:p>3 500,0</text:p>
          </table:table-cell>
          <table:table-cell office:value-type="float" office:value="2500" calcext:value-type="float">
            <text:p>2 500,0</text:p>
          </table:table-cell>
          <table:table-cell table:formula="of:=[.O8]*1000/[.$M8]" office:value-type="float" office:value="700" calcext:value-type="float">
            <text:p>700,0</text:p>
          </table:table-cell>
          <table:table-cell table:formula="of:=[.P8]*1000/[.$M8]" office:value-type="float" office:value="500" calcext:value-type="float">
            <text:p>500,0</text:p>
          </table:table-cell>
          <table:table-cell table:number-columns-repeated="4"/>
          <table:table-cell table:style-name="ce29" office:value-type="string" calcext:value-type="string">
            <text:p>LL-ppppp-qqqqq-A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string" calcext:value-type="string">
            <text:p>A2</text:p>
          </table:table-cell>
          <table:table-cell office:value-type="float" office:value="2450" calcext:value-type="float">
            <text:p>2 450,0</text:p>
          </table:table-cell>
          <table:table-cell office:value-type="float" office:value="1750" calcext:value-type="float">
            <text:p>1 750,0</text:p>
          </table:table-cell>
          <table:table-cell table:formula="of:=[.AA8]*1000/[.$M8]" office:value-type="float" office:value="490" calcext:value-type="float">
            <text:p>490,0</text:p>
          </table:table-cell>
          <table:table-cell table:formula="of:=[.AB8]*1000/[.$M8]" office:value-type="float" office:value="350" calcext:value-type="float">
            <text:p>350,0</text:p>
          </table:table-cell>
          <table:table-cell office:value-type="float" office:value="594" calcext:value-type="float">
            <text:p>594,0</text:p>
          </table:table-cell>
          <table:table-cell office:value-type="float" office:value="420" calcext:value-type="float">
            <text:p>420,0</text:p>
          </table:table-cell>
          <table:table-cell table:formula="of:=[.AE8]-[.AC8]" office:value-type="float" office:value="104" calcext:value-type="float">
            <text:p>104,0</text:p>
          </table:table-cell>
          <table:table-cell table:formula="of:=[.AF8]-[.AD8]" office:value-type="float" office:value="70" calcext:value-type="float">
            <text:p>70,0</text:p>
          </table:table-cell>
          <table:table-cell office:value-type="string" calcext:value-type="string">
            <text:p>LL-ppppppp-qqqqqqq-A-B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string" calcext:value-type="string">
            <text:p>A3</text:p>
          </table:table-cell>
          <table:table-cell office:value-type="float" office:value="1750" calcext:value-type="float">
            <text:p>1 750,0</text:p>
          </table:table-cell>
          <table:table-cell office:value-type="float" office:value="1250" calcext:value-type="float">
            <text:p>1 250,0</text:p>
          </table:table-cell>
          <table:table-cell table:formula="of:=[.AM8]*1000/[.$M8]" office:value-type="float" office:value="350" calcext:value-type="float">
            <text:p>350,0</text:p>
          </table:table-cell>
          <table:table-cell table:formula="of:=[.AN8]*1000/[.$M8]" office:value-type="float" office:value="250" calcext:value-type="float">
            <text:p>250,0</text:p>
          </table:table-cell>
          <table:table-cell office:value-type="float" office:value="420" calcext:value-type="float">
            <text:p>420,0</text:p>
          </table:table-cell>
          <table:table-cell office:value-type="float" office:value="297" calcext:value-type="float">
            <text:p>297,0</text:p>
          </table:table-cell>
          <table:table-cell table:formula="of:=[.AQ8]-[.AO8]" office:value-type="float" office:value="70" calcext:value-type="float">
            <text:p>70,0</text:p>
          </table:table-cell>
          <table:table-cell table:formula="of:=[.AR8]-[.AP8]" office:value-type="float" office:value="47" calcext:value-type="float">
            <text:p>47,0</text:p>
          </table:table-cell>
          <table:table-cell table:style-name="ce32" office:value-type="string" calcext:value-type="string">
            <text:p>LL-ppppp-qqqqq-A-B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string" calcext:value-type="string">
            <text:p>A4</text:p>
          </table:table-cell>
          <table:table-cell office:value-type="float" office:value="1225" calcext:value-type="float">
            <text:p>1 225,0</text:p>
          </table:table-cell>
          <table:table-cell office:value-type="float" office:value="850" calcext:value-type="float">
            <text:p>850,0</text:p>
          </table:table-cell>
          <table:table-cell table:formula="of:=[.AY8]*1000/[.$M8]" office:value-type="float" office:value="245" calcext:value-type="float">
            <text:p>245,0</text:p>
          </table:table-cell>
          <table:table-cell table:formula="of:=[.AZ8]*1000/[.$M8]" office:value-type="float" office:value="170" calcext:value-type="float">
            <text:p>170,0</text:p>
          </table:table-cell>
          <table:table-cell office:value-type="float" office:value="297" calcext:value-type="float">
            <text:p>297,0</text:p>
          </table:table-cell>
          <table:table-cell office:value-type="float" office:value="210" calcext:value-type="float">
            <text:p>210,0</text:p>
          </table:table-cell>
          <table:table-cell table:formula="of:=[.BC8]-[.BA8]" office:value-type="float" office:value="52" calcext:value-type="float">
            <text:p>52,0</text:p>
          </table:table-cell>
          <table:table-cell table:formula="of:=[.BD8]-[.BB8]" office:value-type="float" office:value="40" calcext:value-type="float">
            <text:p>40,0</text:p>
          </table:table-cell>
          <table:table-cell office:value-type="string" calcext:value-type="string">
            <text:p>LL-ppppppp-qqqqqqq-A-B-C</text:p>
          </table:table-cell>
          <table:table-cell table:number-columns-repeated="965"/>
        </table:table-row>
        <table:table-row table:style-name="ro1">
          <table:table-cell table:number-columns-repeated="10"/>
          <table:table-cell table:style-name="ce25" office:value-type="string" calcext:value-type="string">
            <text:p>/5</text:p>
          </table:table-cell>
          <table:table-cell table:number-columns-repeated="101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A0</text:p>
          </table:table-cell>
          <table:table-cell office:value-type="float" office:value="1960" calcext:value-type="float">
            <text:p>1 960,0</text:p>
          </table:table-cell>
          <table:table-cell office:value-type="float" office:value="1400" calcext:value-type="float">
            <text:p>1 400,0</text:p>
          </table:table-cell>
          <table:table-cell table:formula="of:=[.C10]*1000/[.$M10]" office:value-type="float" office:value="980" calcext:value-type="float">
            <text:p>980,0</text:p>
          </table:table-cell>
          <table:table-cell table:formula="of:=[.D10]*1000/[.$M10]" office:value-type="float" office:value="700" calcext:value-type="float">
            <text:p>700,0</text:p>
          </table:table-cell>
          <table:table-cell office:value-type="float" office:value="1188" calcext:value-type="float">
            <text:p>1 188,0</text:p>
          </table:table-cell>
          <table:table-cell office:value-type="float" office:value="840" calcext:value-type="float">
            <text:p>840,0</text:p>
          </table:table-cell>
          <table:table-cell table:formula="of:=[.G10]-[.E10]" office:value-type="float" office:value="208" calcext:value-type="float">
            <text:p>208,0</text:p>
          </table:table-cell>
          <table:table-cell table:formula="of:=[.H10]-[.F10]" office:value-type="float" office:value="140" calcext:value-type="float">
            <text:p>140,0</text:p>
          </table:table-cell>
          <table:table-cell office:value-type="string" calcext:value-type="string">
            <text:p>LL-ppppppp-qqqqqqq-AA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A1</text:p>
          </table:table-cell>
          <table:table-cell office:value-type="float" office:value="1400" calcext:value-type="float">
            <text:p>1 400,0</text:p>
          </table:table-cell>
          <table:table-cell office:value-type="float" office:value="1000" calcext:value-type="float">
            <text:p>1 000,0</text:p>
          </table:table-cell>
          <table:table-cell table:formula="of:=[.O10]*1000/[.$M10]" office:value-type="float" office:value="700" calcext:value-type="float">
            <text:p>700,0</text:p>
          </table:table-cell>
          <table:table-cell table:formula="of:=[.P10]*1000/[.$M10]" office:value-type="float" office:value="500" calcext:value-type="float">
            <text:p>500,0</text:p>
          </table:table-cell>
          <table:table-cell table:number-columns-repeated="4"/>
          <table:table-cell office:value-type="string" calcext:value-type="string">
            <text:p>LL-ppppp-qqqqq-AA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A2</text:p>
          </table:table-cell>
          <table:table-cell office:value-type="float" office:value="980" calcext:value-type="float">
            <text:p>980,0</text:p>
          </table:table-cell>
          <table:table-cell office:value-type="float" office:value="700" calcext:value-type="float">
            <text:p>700,0</text:p>
          </table:table-cell>
          <table:table-cell table:formula="of:=[.AA10]*1000/[.$M10]" office:value-type="float" office:value="490" calcext:value-type="float">
            <text:p>490,0</text:p>
          </table:table-cell>
          <table:table-cell table:formula="of:=[.AB10]*1000/[.$M10]" office:value-type="float" office:value="350" calcext:value-type="float">
            <text:p>350,0</text:p>
          </table:table-cell>
          <table:table-cell office:value-type="float" office:value="594" calcext:value-type="float">
            <text:p>594,0</text:p>
          </table:table-cell>
          <table:table-cell office:value-type="float" office:value="420" calcext:value-type="float">
            <text:p>420,0</text:p>
          </table:table-cell>
          <table:table-cell table:formula="of:=[.AE10]-[.AC10]" office:value-type="float" office:value="104" calcext:value-type="float">
            <text:p>104,0</text:p>
          </table:table-cell>
          <table:table-cell table:formula="of:=[.AF10]-[.AD10]" office:value-type="float" office:value="70" calcext:value-type="float">
            <text:p>70,0</text:p>
          </table:table-cell>
          <table:table-cell table:style-name="ce27" office:value-type="string" calcext:value-type="string">
            <text:p>LL-ppppppp-qqqqqqq-AA-B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A3</text:p>
          </table:table-cell>
          <table:table-cell office:value-type="float" office:value="700" calcext:value-type="float">
            <text:p>700,0</text:p>
          </table:table-cell>
          <table:table-cell office:value-type="float" office:value="500" calcext:value-type="float">
            <text:p>500,0</text:p>
          </table:table-cell>
          <table:table-cell table:formula="of:=[.AM10]*1000/[.$M10]" office:value-type="float" office:value="350" calcext:value-type="float">
            <text:p>350,0</text:p>
          </table:table-cell>
          <table:table-cell table:formula="of:=[.AN10]*1000/[.$M10]" office:value-type="float" office:value="250" calcext:value-type="float">
            <text:p>250,0</text:p>
          </table:table-cell>
          <table:table-cell office:value-type="float" office:value="420" calcext:value-type="float">
            <text:p>420,0</text:p>
          </table:table-cell>
          <table:table-cell office:value-type="float" office:value="297" calcext:value-type="float">
            <text:p>297,0</text:p>
          </table:table-cell>
          <table:table-cell table:formula="of:=[.AQ10]-[.AO10]" office:value-type="float" office:value="70" calcext:value-type="float">
            <text:p>70,0</text:p>
          </table:table-cell>
          <table:table-cell table:formula="of:=[.AR10]-[.AP10]" office:value-type="float" office:value="47" calcext:value-type="float">
            <text:p>47,0</text:p>
          </table:table-cell>
          <table:table-cell table:style-name="ce30" office:value-type="string" calcext:value-type="string">
            <text:p>LL-ppppp-qqqqq-AA-B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A4</text:p>
          </table:table-cell>
          <table:table-cell office:value-type="float" office:value="490" calcext:value-type="float">
            <text:p>490,0</text:p>
          </table:table-cell>
          <table:table-cell office:value-type="float" office:value="350" calcext:value-type="float">
            <text:p>350,0</text:p>
          </table:table-cell>
          <table:table-cell table:formula="of:=[.AY10]*1000/[.$M10]" office:value-type="float" office:value="245" calcext:value-type="float">
            <text:p>245,0</text:p>
          </table:table-cell>
          <table:table-cell table:formula="of:=[.AZ10]*1000/[.$M10]" office:value-type="float" office:value="175" calcext:value-type="float">
            <text:p>175,0</text:p>
          </table:table-cell>
          <table:table-cell office:value-type="float" office:value="297" calcext:value-type="float">
            <text:p>297,0</text:p>
          </table:table-cell>
          <table:table-cell office:value-type="float" office:value="210" calcext:value-type="float">
            <text:p>210,0</text:p>
          </table:table-cell>
          <table:table-cell table:formula="of:=[.BC10]-[.BA10]" office:value-type="float" office:value="52" calcext:value-type="float">
            <text:p>52,0</text:p>
          </table:table-cell>
          <table:table-cell table:formula="of:=[.BD10]-[.BB10]" office:value-type="float" office:value="35" calcext:value-type="float">
            <text:p>35,0</text:p>
          </table:table-cell>
          <table:table-cell table:style-name="ce28" office:value-type="string" calcext:value-type="string">
            <text:p>LL-ppppppp-qqqqqqq-AA-B-C</text:p>
          </table:table-cell>
          <table:table-cell table:number-columns-repeated="965"/>
        </table:table-row>
        <table:table-row table:style-name="ro1">
          <table:table-cell table:number-columns-repeated="10"/>
          <table:table-cell table:style-name="ce25" office:value-type="string" calcext:value-type="string">
            <text:p>/2</text:p>
          </table:table-cell>
          <table:table-cell table:number-columns-repeated="10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A0</text:p>
          </table:table-cell>
          <table:table-cell office:value-type="float" office:value="980" calcext:value-type="float">
            <text:p>980,0</text:p>
          </table:table-cell>
          <table:table-cell office:value-type="float" office:value="700" calcext:value-type="float">
            <text:p>700,0</text:p>
          </table:table-cell>
          <table:table-cell table:formula="of:=[.C12]*1000/[.$M12]" office:value-type="float" office:value="980" calcext:value-type="float">
            <text:p>980,0</text:p>
          </table:table-cell>
          <table:table-cell table:formula="of:=[.D12]*1000/[.$M12]" office:value-type="float" office:value="700" calcext:value-type="float">
            <text:p>700,0</text:p>
          </table:table-cell>
          <table:table-cell office:value-type="float" office:value="1188" calcext:value-type="float">
            <text:p>1 188,0</text:p>
          </table:table-cell>
          <table:table-cell office:value-type="float" office:value="840" calcext:value-type="float">
            <text:p>840,0</text:p>
          </table:table-cell>
          <table:table-cell table:formula="of:=[.G12]-[.E12]" office:value-type="float" office:value="208" calcext:value-type="float">
            <text:p>208,0</text:p>
          </table:table-cell>
          <table:table-cell table:formula="of:=[.H12]-[.F12]" office:value-type="float" office:value="140" calcext:value-type="float">
            <text:p>140,0</text:p>
          </table:table-cell>
          <table:table-cell table:style-name="ce27" office:value-type="string" calcext:value-type="string">
            <text:p>LL-ppppppp-qqqqqqq-AA-B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A1</text:p>
          </table:table-cell>
          <table:table-cell office:value-type="float" office:value="700" calcext:value-type="float">
            <text:p>700,0</text:p>
          </table:table-cell>
          <table:table-cell office:value-type="float" office:value="500" calcext:value-type="float">
            <text:p>500,0</text:p>
          </table:table-cell>
          <table:table-cell table:formula="of:=[.O12]*1000/[.$M12]" office:value-type="float" office:value="700" calcext:value-type="float">
            <text:p>700,0</text:p>
          </table:table-cell>
          <table:table-cell table:formula="of:=[.P12]*1000/[.$M12]" office:value-type="float" office:value="500" calcext:value-type="float">
            <text:p>500,0</text:p>
          </table:table-cell>
          <table:table-cell table:number-columns-repeated="4"/>
          <table:table-cell table:style-name="ce30" office:value-type="string" calcext:value-type="string">
            <text:p>LL-ppppp-qqqqq-AA-B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A2</text:p>
          </table:table-cell>
          <table:table-cell office:value-type="float" office:value="490" calcext:value-type="float">
            <text:p>490,0</text:p>
          </table:table-cell>
          <table:table-cell office:value-type="float" office:value="350" calcext:value-type="float">
            <text:p>350,0</text:p>
          </table:table-cell>
          <table:table-cell table:formula="of:=[.AA12]*1000/[.$M12]" office:value-type="float" office:value="490" calcext:value-type="float">
            <text:p>490,0</text:p>
          </table:table-cell>
          <table:table-cell table:formula="of:=[.AB12]*1000/[.$M12]" office:value-type="float" office:value="350" calcext:value-type="float">
            <text:p>350,0</text:p>
          </table:table-cell>
          <table:table-cell office:value-type="float" office:value="594" calcext:value-type="float">
            <text:p>594,0</text:p>
          </table:table-cell>
          <table:table-cell office:value-type="float" office:value="420" calcext:value-type="float">
            <text:p>420,0</text:p>
          </table:table-cell>
          <table:table-cell table:formula="of:=[.AE12]-[.AC12]" office:value-type="float" office:value="104" calcext:value-type="float">
            <text:p>104,0</text:p>
          </table:table-cell>
          <table:table-cell table:formula="of:=[.AF12]-[.AD12]" office:value-type="float" office:value="70" calcext:value-type="float">
            <text:p>70,0</text:p>
          </table:table-cell>
          <table:table-cell table:style-name="ce28" office:value-type="string" calcext:value-type="string">
            <text:p>LL-ppppppp-qqqqqqq-AA-B-C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A3</text:p>
          </table:table-cell>
          <table:table-cell office:value-type="float" office:value="350" calcext:value-type="float">
            <text:p>350,0</text:p>
          </table:table-cell>
          <table:table-cell office:value-type="float" office:value="250" calcext:value-type="float">
            <text:p>250,0</text:p>
          </table:table-cell>
          <table:table-cell table:formula="of:=[.AM12]*1000/[.$M12]" office:value-type="float" office:value="350" calcext:value-type="float">
            <text:p>350,0</text:p>
          </table:table-cell>
          <table:table-cell table:formula="of:=[.AN12]*1000/[.$M12]" office:value-type="float" office:value="250" calcext:value-type="float">
            <text:p>250,0</text:p>
          </table:table-cell>
          <table:table-cell office:value-type="float" office:value="420" calcext:value-type="float">
            <text:p>420,0</text:p>
          </table:table-cell>
          <table:table-cell office:value-type="float" office:value="297" calcext:value-type="float">
            <text:p>297,0</text:p>
          </table:table-cell>
          <table:table-cell table:formula="of:=[.AQ12]-[.AO12]" office:value-type="float" office:value="70" calcext:value-type="float">
            <text:p>70,0</text:p>
          </table:table-cell>
          <table:table-cell table:formula="of:=[.AR12]-[.AP12]" office:value-type="float" office:value="47" calcext:value-type="float">
            <text:p>47,0</text:p>
          </table:table-cell>
          <table:table-cell table:style-name="ce31" office:value-type="string" calcext:value-type="string">
            <text:p>LL-ppppp-qqqqq-AA-B-C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A4</text:p>
          </table:table-cell>
          <table:table-cell office:value-type="float" office:value="245" calcext:value-type="float">
            <text:p>245,0</text:p>
          </table:table-cell>
          <table:table-cell office:value-type="float" office:value="175" calcext:value-type="float">
            <text:p>175,0</text:p>
          </table:table-cell>
          <table:table-cell table:formula="of:=[.AY12]*1000/[.$M12]" office:value-type="float" office:value="245" calcext:value-type="float">
            <text:p>245,0</text:p>
          </table:table-cell>
          <table:table-cell table:formula="of:=[.AZ12]*1000/[.$M12]" office:value-type="float" office:value="175" calcext:value-type="float">
            <text:p>175,0</text:p>
          </table:table-cell>
          <table:table-cell office:value-type="float" office:value="297" calcext:value-type="float">
            <text:p>297,0</text:p>
          </table:table-cell>
          <table:table-cell office:value-type="float" office:value="210" calcext:value-type="float">
            <text:p>210,0</text:p>
          </table:table-cell>
          <table:table-cell table:formula="of:=[.BC12]-[.BA12]" office:value-type="float" office:value="52" calcext:value-type="float">
            <text:p>52,0</text:p>
          </table:table-cell>
          <table:table-cell table:formula="of:=[.BD12]-[.BB12]" office:value-type="float" office:value="35" calcext:value-type="float">
            <text:p>35,0</text:p>
          </table:table-cell>
          <table:table-cell office:value-type="string" calcext:value-type="string">
            <text:p>LL-ppppppp-qqqqqqq-AA-B-C-D</text:p>
          </table:table-cell>
          <table:table-cell table:number-columns-repeated="965"/>
        </table:table-row>
        <table:table-row table:style-name="ro1">
          <table:table-cell table:number-columns-repeated="10"/>
          <table:table-cell table:style-name="ce25" office:value-type="string" calcext:value-type="string">
            <text:p>/2</text:p>
          </table:table-cell>
          <table:table-cell table:number-columns-repeated="101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A0</text:p>
          </table:table-cell>
          <table:table-cell office:value-type="float" office:value="490" calcext:value-type="float">
            <text:p>490,0</text:p>
          </table:table-cell>
          <table:table-cell office:value-type="float" office:value="350" calcext:value-type="float">
            <text:p>350,0</text:p>
          </table:table-cell>
          <table:table-cell table:formula="of:=[.C14]*1000/[.$M14]" office:value-type="float" office:value="980" calcext:value-type="float">
            <text:p>980,0</text:p>
          </table:table-cell>
          <table:table-cell table:formula="of:=[.D14]*1000/[.$M14]" office:value-type="float" office:value="700" calcext:value-type="float">
            <text:p>700,0</text:p>
          </table:table-cell>
          <table:table-cell office:value-type="float" office:value="1188" calcext:value-type="float">
            <text:p>1 188,0</text:p>
          </table:table-cell>
          <table:table-cell office:value-type="float" office:value="840" calcext:value-type="float">
            <text:p>840,0</text:p>
          </table:table-cell>
          <table:table-cell table:formula="of:=[.G14]-[.E14]" office:value-type="float" office:value="208" calcext:value-type="float">
            <text:p>208,0</text:p>
          </table:table-cell>
          <table:table-cell table:formula="of:=[.H14]-[.F14]" office:value-type="float" office:value="140" calcext:value-type="float">
            <text:p>140,0</text:p>
          </table:table-cell>
          <table:table-cell table:style-name="ce28" office:value-type="string" calcext:value-type="string">
            <text:p>LL-ppppppp-qqqqqqq-AA-B-C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A1</text:p>
          </table:table-cell>
          <table:table-cell office:value-type="float" office:value="350" calcext:value-type="float">
            <text:p>350,0</text:p>
          </table:table-cell>
          <table:table-cell office:value-type="float" office:value="250" calcext:value-type="float">
            <text:p>250,0</text:p>
          </table:table-cell>
          <table:table-cell table:formula="of:=[.O14]*1000/[.$M14]" office:value-type="float" office:value="700" calcext:value-type="float">
            <text:p>700,0</text:p>
          </table:table-cell>
          <table:table-cell table:formula="of:=[.P14]*1000/[.$M14]" office:value-type="float" office:value="500" calcext:value-type="float">
            <text:p>500,0</text:p>
          </table:table-cell>
          <table:table-cell table:number-columns-repeated="4"/>
          <table:table-cell table:style-name="ce31" office:value-type="string" calcext:value-type="string">
            <text:p>LL-ppppp-qqqqq-AA-B-C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A2</text:p>
          </table:table-cell>
          <table:table-cell office:value-type="float" office:value="245" calcext:value-type="float">
            <text:p>245,0</text:p>
          </table:table-cell>
          <table:table-cell office:value-type="float" office:value="175" calcext:value-type="float">
            <text:p>175,0</text:p>
          </table:table-cell>
          <table:table-cell table:formula="of:=[.AA14]*1000/[.$M14]" office:value-type="float" office:value="490" calcext:value-type="float">
            <text:p>490,0</text:p>
          </table:table-cell>
          <table:table-cell table:formula="of:=[.AB14]*1000/[.$M14]" office:value-type="float" office:value="350" calcext:value-type="float">
            <text:p>350,0</text:p>
          </table:table-cell>
          <table:table-cell office:value-type="float" office:value="594" calcext:value-type="float">
            <text:p>594,0</text:p>
          </table:table-cell>
          <table:table-cell office:value-type="float" office:value="420" calcext:value-type="float">
            <text:p>420,0</text:p>
          </table:table-cell>
          <table:table-cell table:formula="of:=[.AE14]-[.AC14]" office:value-type="float" office:value="104" calcext:value-type="float">
            <text:p>104,0</text:p>
          </table:table-cell>
          <table:table-cell table:formula="of:=[.AF14]-[.AD14]" office:value-type="float" office:value="70" calcext:value-type="float">
            <text:p>70,0</text:p>
          </table:table-cell>
          <table:table-cell office:value-type="string" calcext:value-type="string">
            <text:p>LL-ppppppp-qqqqqqq-AA-B-C-D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A3</text:p>
          </table:table-cell>
          <table:table-cell office:value-type="float" office:value="175" calcext:value-type="float">
            <text:p>175,0</text:p>
          </table:table-cell>
          <table:table-cell office:value-type="float" office:value="125" calcext:value-type="float">
            <text:p>125,0</text:p>
          </table:table-cell>
          <table:table-cell table:formula="of:=[.AM14]*1000/[.$M14]" office:value-type="float" office:value="350" calcext:value-type="float">
            <text:p>350,0</text:p>
          </table:table-cell>
          <table:table-cell table:formula="of:=[.AN14]*1000/[.$M14]" office:value-type="float" office:value="250" calcext:value-type="float">
            <text:p>250,0</text:p>
          </table:table-cell>
          <table:table-cell office:value-type="float" office:value="420" calcext:value-type="float">
            <text:p>420,0</text:p>
          </table:table-cell>
          <table:table-cell office:value-type="float" office:value="297" calcext:value-type="float">
            <text:p>297,0</text:p>
          </table:table-cell>
          <table:table-cell table:formula="of:=[.AQ14]-[.AO14]" office:value-type="float" office:value="70" calcext:value-type="float">
            <text:p>70,0</text:p>
          </table:table-cell>
          <table:table-cell table:formula="of:=[.AR14]-[.AP14]" office:value-type="float" office:value="47" calcext:value-type="float">
            <text:p>47,0</text:p>
          </table:table-cell>
          <table:table-cell table:style-name="ce32" office:value-type="string" calcext:value-type="string">
            <text:p>LL-ppppp-qqqqq-AA-B-C-D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A4</text:p>
          </table:table-cell>
          <table:table-cell office:value-type="float" office:value="122.5" calcext:value-type="float">
            <text:p>122,5</text:p>
          </table:table-cell>
          <table:table-cell office:value-type="float" office:value="87.5" calcext:value-type="float">
            <text:p>87,5</text:p>
          </table:table-cell>
          <table:table-cell table:formula="of:=[.AY14]*1000/[.$M14]" office:value-type="float" office:value="245" calcext:value-type="float">
            <text:p>245,0</text:p>
          </table:table-cell>
          <table:table-cell table:formula="of:=[.AZ14]*1000/[.$M14]" office:value-type="float" office:value="175" calcext:value-type="float">
            <text:p>175,0</text:p>
          </table:table-cell>
          <table:table-cell office:value-type="float" office:value="297" calcext:value-type="float">
            <text:p>297,0</text:p>
          </table:table-cell>
          <table:table-cell office:value-type="float" office:value="210" calcext:value-type="float">
            <text:p>210,0</text:p>
          </table:table-cell>
          <table:table-cell table:formula="of:=[.BC14]-[.BA14]" office:value-type="float" office:value="52" calcext:value-type="float">
            <text:p>52,0</text:p>
          </table:table-cell>
          <table:table-cell table:formula="of:=[.BD14]-[.BB14]" office:value-type="float" office:value="35" calcext:value-type="float">
            <text:p>35,0</text:p>
          </table:table-cell>
          <table:table-cell office:value-type="string" calcext:value-type="string">
            <text:p>LL-ppppppp-qqqqqqq-AA-B-C-D-E</text:p>
          </table:table-cell>
          <table:table-cell table:number-columns-repeated="965"/>
        </table:table-row>
        <table:table-row table:style-name="ro1">
          <table:table-cell table:number-columns-repeated="10"/>
          <table:table-cell table:style-name="ce25" office:value-type="string" calcext:value-type="string">
            <text:p>/5</text:p>
          </table:table-cell>
          <table:table-cell table:number-columns-repeated="101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0</text:p>
          </table:table-cell>
          <table:table-cell office:value-type="float" office:value="196" calcext:value-type="float">
            <text:p>196,0</text:p>
          </table:table-cell>
          <table:table-cell office:value-type="float" office:value="140" calcext:value-type="float">
            <text:p>140,0</text:p>
          </table:table-cell>
          <table:table-cell table:formula="of:=[.C16]*1000/[.$M16]" office:value-type="float" office:value="980" calcext:value-type="float">
            <text:p>980,0</text:p>
          </table:table-cell>
          <table:table-cell table:formula="of:=[.D16]*1000/[.$M16]" office:value-type="float" office:value="700" calcext:value-type="float">
            <text:p>700,0</text:p>
          </table:table-cell>
          <table:table-cell office:value-type="float" office:value="1188" calcext:value-type="float">
            <text:p>1 188,0</text:p>
          </table:table-cell>
          <table:table-cell office:value-type="float" office:value="840" calcext:value-type="float">
            <text:p>840,0</text:p>
          </table:table-cell>
          <table:table-cell table:formula="of:=[.G16]-[.E16]" office:value-type="float" office:value="208" calcext:value-type="float">
            <text:p>208,0</text:p>
          </table:table-cell>
          <table:table-cell table:formula="of:=[.H16]-[.F16]" office:value-type="float" office:value="140" calcext:value-type="float">
            <text:p>140,0</text:p>
          </table:table-cell>
          <table:table-cell office:value-type="string" calcext:value-type="string">
            <text:p>LL-ppppppp-qqqqqqq-AA-B-CC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A1</text:p>
          </table:table-cell>
          <table:table-cell office:value-type="float" office:value="140" calcext:value-type="float">
            <text:p>140,0</text:p>
          </table:table-cell>
          <table:table-cell office:value-type="float" office:value="100" calcext:value-type="float">
            <text:p>100,0</text:p>
          </table:table-cell>
          <table:table-cell table:formula="of:=[.O16]*1000/[.$M16]" office:value-type="float" office:value="700" calcext:value-type="float">
            <text:p>700,0</text:p>
          </table:table-cell>
          <table:table-cell table:formula="of:=[.P16]*1000/[.$M16]" office:value-type="float" office:value="500" calcext:value-type="float">
            <text:p>500,0</text:p>
          </table:table-cell>
          <table:table-cell table:number-columns-repeated="4"/>
          <table:table-cell office:value-type="string" calcext:value-type="string">
            <text:p>LL-ppppp-qqqqq-AA-B-CC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A2</text:p>
          </table:table-cell>
          <table:table-cell office:value-type="float" office:value="98" calcext:value-type="float">
            <text:p>98,0</text:p>
          </table:table-cell>
          <table:table-cell office:value-type="float" office:value="70" calcext:value-type="float">
            <text:p>70,0</text:p>
          </table:table-cell>
          <table:table-cell table:formula="of:=[.AA16]*1000/[.$M16]" office:value-type="float" office:value="490" calcext:value-type="float">
            <text:p>490,0</text:p>
          </table:table-cell>
          <table:table-cell table:formula="of:=[.AB16]*1000/[.$M16]" office:value-type="float" office:value="350" calcext:value-type="float">
            <text:p>350,0</text:p>
          </table:table-cell>
          <table:table-cell office:value-type="float" office:value="594" calcext:value-type="float">
            <text:p>594,0</text:p>
          </table:table-cell>
          <table:table-cell office:value-type="float" office:value="420" calcext:value-type="float">
            <text:p>420,0</text:p>
          </table:table-cell>
          <table:table-cell table:formula="of:=[.AE16]-[.AC16]" office:value-type="float" office:value="104" calcext:value-type="float">
            <text:p>104,0</text:p>
          </table:table-cell>
          <table:table-cell table:formula="of:=[.AF16]-[.AD16]" office:value-type="float" office:value="70" calcext:value-type="float">
            <text:p>70,0</text:p>
          </table:table-cell>
          <table:table-cell office:value-type="string" calcext:value-type="string">
            <text:p>LL-ppppppp-qqqqqqq-AA-B-CC-D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A3</text:p>
          </table:table-cell>
          <table:table-cell office:value-type="float" office:value="70" calcext:value-type="float">
            <text:p>70,0</text:p>
          </table:table-cell>
          <table:table-cell office:value-type="float" office:value="50" calcext:value-type="float">
            <text:p>50,0</text:p>
          </table:table-cell>
          <table:table-cell table:formula="of:=[.AM16]*1000/[.$M16]" office:value-type="float" office:value="350" calcext:value-type="float">
            <text:p>350,0</text:p>
          </table:table-cell>
          <table:table-cell table:formula="of:=[.AN16]*1000/[.$M16]" office:value-type="float" office:value="250" calcext:value-type="float">
            <text:p>250,0</text:p>
          </table:table-cell>
          <table:table-cell office:value-type="float" office:value="420" calcext:value-type="float">
            <text:p>420,0</text:p>
          </table:table-cell>
          <table:table-cell office:value-type="float" office:value="297" calcext:value-type="float">
            <text:p>297,0</text:p>
          </table:table-cell>
          <table:table-cell table:formula="of:=[.AQ16]-[.AO16]" office:value-type="float" office:value="70" calcext:value-type="float">
            <text:p>70,0</text:p>
          </table:table-cell>
          <table:table-cell table:formula="of:=[.AR16]-[.AP16]" office:value-type="float" office:value="47" calcext:value-type="float">
            <text:p>47,0</text:p>
          </table:table-cell>
          <table:table-cell table:style-name="ce33" office:value-type="string" calcext:value-type="string">
            <text:p>LL-ppppp-qqqqq-AA-B-CC-D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A4</text:p>
          </table:table-cell>
          <table:table-cell office:value-type="float" office:value="49" calcext:value-type="float">
            <text:p>49,0</text:p>
          </table:table-cell>
          <table:table-cell office:value-type="float" office:value="35" calcext:value-type="float">
            <text:p>35,0</text:p>
          </table:table-cell>
          <table:table-cell table:formula="of:=[.AY16]*1000/[.$M16]" office:value-type="float" office:value="245" calcext:value-type="float">
            <text:p>245,0</text:p>
          </table:table-cell>
          <table:table-cell table:formula="of:=[.AZ16]*1000/[.$M16]" office:value-type="float" office:value="175" calcext:value-type="float">
            <text:p>175,0</text:p>
          </table:table-cell>
          <table:table-cell office:value-type="float" office:value="297" calcext:value-type="float">
            <text:p>297,0</text:p>
          </table:table-cell>
          <table:table-cell office:value-type="float" office:value="210" calcext:value-type="float">
            <text:p>210,0</text:p>
          </table:table-cell>
          <table:table-cell table:formula="of:=[.BC16]-[.BA16]" office:value-type="float" office:value="52" calcext:value-type="float">
            <text:p>52,0</text:p>
          </table:table-cell>
          <table:table-cell table:formula="of:=[.BD16]-[.BB16]" office:value-type="float" office:value="35" calcext:value-type="float">
            <text:p>35,0</text:p>
          </table:table-cell>
          <table:table-cell office:value-type="string" calcext:value-type="string">
            <text:p>LL-ppppppp-qqqqqqq-AA-B-CC-D-E</text:p>
          </table:table-cell>
          <table:table-cell table:number-columns-repeated="96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0"/>
          <table:table-cell office:value-type="string" calcext:value-type="string">
            <text:p>Notation pour A0-A2-A4</text:p>
          </table:table-cell>
          <table:table-cell table:number-columns-repeated="11"/>
          <table:table-cell office:value-type="string" calcext:value-type="string">
            <text:p>Notation pour A1-A3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3"/>
          <table:table-cell table:formula="of:=[.L25]/[.X25]" office:value-type="float" office:value="1.4" calcext:value-type="float">
            <text:p>1,4</text:p>
          </table:table-cell>
          <table:table-cell table:number-columns-repeated="1000"/>
        </table:table-row>
        <table:table-row table:style-name="ro1">
          <table:table-cell table:number-columns-repeated="10"/>
          <table:table-cell office:value-type="string" calcext:value-type="string">
            <text:p>LL-ppppppp-qqqqqqq</text:p>
          </table:table-cell>
          <table:table-cell office:value-type="float" office:value="9800" calcext:value-type="float">
            <text:p>9 800,0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7"/>
          <table:table-cell office:value-type="string" calcext:value-type="string">
            <text:p>LL-ppppp-qqqqq</text:p>
          </table:table-cell>
          <table:table-cell office:value-type="float" office:value="7000" calcext:value-type="float">
            <text:p>7 000,0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23"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V = /2</text:p>
          </table:table-cell>
          <table:table-cell table:formula="of:=[.L$25]/[.$D26]" office:value-type="float" office:value="4900" calcext:value-type="float">
            <text:p>4 900,0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7"/>
          <table:table-cell office:value-type="string" calcext:value-type="string">
            <text:p>A = /2</text:p>
          </table:table-cell>
          <table:table-cell table:formula="of:=[.X$25]/[.$D26]" office:value-type="float" office:value="3500" calcext:value-type="float">
            <text:p>3 500,0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23"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V-W = /4</text:p>
          </table:table-cell>
          <table:table-cell table:formula="of:=[.L$25]/[.$D27]" office:value-type="float" office:value="2450" calcext:value-type="float">
            <text:p>2 450,0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7"/>
          <table:table-cell office:value-type="string" calcext:value-type="string">
            <text:p>A-B = /4</text:p>
          </table:table-cell>
          <table:table-cell table:formula="of:=[.X$25]/[.$D27]" office:value-type="float" office:value="1750" calcext:value-type="float">
            <text:p>1 750,0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23"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VV = /5</text:p>
          </table:table-cell>
          <table:table-cell table:formula="of:=[.L$25]/[.$D28]" office:value-type="float" office:value="1960" calcext:value-type="float">
            <text:p>1 960,0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7"/>
          <table:table-cell office:value-type="string" calcext:value-type="string">
            <text:p>AA = /5</text:p>
          </table:table-cell>
          <table:table-cell table:formula="of:=[.X$25]/[.$D28]" office:value-type="float" office:value="1400" calcext:value-type="float">
            <text:p>1 400,0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23"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V-W-X = /8</text:p>
          </table:table-cell>
          <table:table-cell table:formula="of:=[.L$25]/[.$D29]" office:value-type="float" office:value="1225" calcext:value-type="float">
            <text:p>1 225,0</text:p>
          </table:table-cell>
          <table:table-cell table:number-columns-repeated="2"/>
          <table:table-cell office:value-type="string" calcext:value-type="string">
            <text:p>I</text:p>
          </table:table-cell>
          <table:table-cell table:number-columns-repeated="8"/>
          <table:table-cell table:formula="of:=[.X$25]/[.$D29]" office:value-type="float" office:value="875" calcext:value-type="float">
            <text:p>875,0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style-name="ce23"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VV-W = /10</text:p>
          </table:table-cell>
          <table:table-cell table:formula="of:=[.L$25]/[.$D30]" office:value-type="float" office:value="980" calcext:value-type="float">
            <text:p>980,0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7"/>
          <table:table-cell office:value-type="string" calcext:value-type="string">
            <text:p>AA-B = /10</text:p>
          </table:table-cell>
          <table:table-cell table:formula="of:=[.X$25]/[.$D30]" office:value-type="float" office:value="700" calcext:value-type="float">
            <text:p>700,0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23" office:value-type="float" office:value="20" calcext:value-type="float">
            <text:p>20</text:p>
          </table:table-cell>
          <table:table-cell table:number-columns-repeated="6"/>
          <table:table-cell office:value-type="string" calcext:value-type="string">
            <text:p>VV-W-X = /20</text:p>
          </table:table-cell>
          <table:table-cell table:formula="of:=[.L$25]/[.$D31]" office:value-type="float" office:value="490" calcext:value-type="float">
            <text:p>490,0</text:p>
          </table:table-cell>
          <table:table-cell table:number-columns-repeated="2"/>
          <table:table-cell office:value-type="string" calcext:value-type="string">
            <text:p>L</text:p>
          </table:table-cell>
          <table:table-cell table:number-columns-repeated="7"/>
          <table:table-cell office:value-type="string" calcext:value-type="string">
            <text:p>AA-B-C = /20</text:p>
          </table:table-cell>
          <table:table-cell table:formula="of:=[.X$25]/[.$D31]" office:value-type="float" office:value="350" calcext:value-type="float">
            <text:p>350,0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23" office:value-type="float" office:value="40" calcext:value-type="float">
            <text:p>40</text:p>
          </table:table-cell>
          <table:table-cell table:number-columns-repeated="6"/>
          <table:table-cell office:value-type="string" calcext:value-type="string">
            <text:p>VV-W-X-Y = /40</text:p>
          </table:table-cell>
          <table:table-cell table:formula="of:=[.L$25]/[.$D32]" office:value-type="float" office:value="245" calcext:value-type="float">
            <text:p>245,0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7"/>
          <table:table-cell office:value-type="string" calcext:value-type="string">
            <text:p>AA-B-C-D = /40</text:p>
          </table:table-cell>
          <table:table-cell table:formula="of:=[.X$25]/[.$D32]" office:value-type="float" office:value="175" calcext:value-type="float">
            <text:p>175,0</text:p>
          </table:table-cell>
          <table:table-cell table:number-columns-repeated="2"/>
          <table:table-cell office:value-type="string" calcext:value-type="string">
            <text:p>P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23" office:value-type="float" office:value="50" calcext:value-type="float">
            <text:p>50</text:p>
          </table:table-cell>
          <table:table-cell table:number-columns-repeated="6"/>
          <table:table-cell office:value-type="string" calcext:value-type="string">
            <text:p>VV-W-XX = /50</text:p>
          </table:table-cell>
          <table:table-cell table:formula="of:=[.L$25]/[.$D33]" office:value-type="float" office:value="196" calcext:value-type="float">
            <text:p>196,0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AA-B-CC = /50</text:p>
          </table:table-cell>
          <table:table-cell table:formula="of:=[.X$25]/[.$D33]" office:value-type="float" office:value="140" calcext:value-type="float">
            <text:p>140,0</text:p>
          </table:table-cell>
          <table:table-cell table:number-columns-repeated="2"/>
          <table:table-cell office:value-type="string" calcext:value-type="string">
            <text:p>Q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23" office:value-type="float" office:value="70" calcext:value-type="float">
            <text:p>70</text:p>
          </table:table-cell>
          <table:table-cell table:number-columns-repeated="7"/>
          <table:table-cell table:formula="of:=[.L$25]/[.$D34]" office:value-type="float" office:value="140" calcext:value-type="float">
            <text:p>140,0</text:p>
          </table:table-cell>
          <table:table-cell table:number-columns-repeated="11"/>
          <table:table-cell table:formula="of:=[.X$25]/[.$D34]" office:value-type="float" office:value="100" calcext:value-type="float">
            <text:p>100,0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style-name="ce23" office:value-type="float" office:value="80" calcext:value-type="float">
            <text:p>80</text:p>
          </table:table-cell>
          <table:table-cell table:number-columns-repeated="6"/>
          <table:table-cell office:value-type="string" calcext:value-type="string">
            <text:p>VV-W-X-Y-Z = /80</text:p>
          </table:table-cell>
          <table:table-cell table:formula="of:=[.L$25]/[.$D35]" office:value-type="float" office:value="122.5" calcext:value-type="float">
            <text:p>122,5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8"/>
          <table:table-cell table:formula="of:=[.X$25]/[.$D35]" office:value-type="float" office:value="87.5" calcext:value-type="float">
            <text:p>87,5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style-name="ce23" office:value-type="float" office:value="100" calcext:value-type="float">
            <text:p>100</text:p>
          </table:table-cell>
          <table:table-cell table:number-columns-repeated="6"/>
          <table:table-cell office:value-type="string" calcext:value-type="string">
            <text:p>VV-W-XX-Y = /100</text:p>
          </table:table-cell>
          <table:table-cell table:formula="of:=[.L$25]/[.$D36]" office:value-type="float" office:value="98" calcext:value-type="float">
            <text:p>98,0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7"/>
          <table:table-cell office:value-type="string" calcext:value-type="string">
            <text:p>AA-B-CC-D = /100</text:p>
          </table:table-cell>
          <table:table-cell table:formula="of:=[.X$25]/[.$D36]" office:value-type="float" office:value="70" calcext:value-type="float">
            <text:p>70,0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23" office:value-type="float" office:value="175" calcext:value-type="float">
            <text:p>175</text:p>
          </table:table-cell>
          <table:table-cell table:number-columns-repeated="7"/>
          <table:table-cell table:formula="of:=[.L$25]/[.$D37]" office:value-type="float" office:value="56" calcext:value-type="float">
            <text:p>56,0</text:p>
          </table:table-cell>
          <table:table-cell table:number-columns-repeated="11"/>
          <table:table-cell table:formula="of:=[.X$25]/[.$D37]" office:value-type="float" office:value="40" calcext:value-type="float">
            <text:p>40,0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style-name="ce23" office:value-type="float" office:value="200" calcext:value-type="float">
            <text:p>200</text:p>
          </table:table-cell>
          <table:table-cell table:number-columns-repeated="6"/>
          <table:table-cell office:value-type="string" calcext:value-type="string">
            <text:p>VV-W-XX-Y-Z = /200</text:p>
          </table:table-cell>
          <table:table-cell table:formula="of:=[.L$25]/[.$D38]" office:value-type="float" office:value="49" calcext:value-type="float">
            <text:p>49,0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7"/>
          <table:table-cell office:value-type="string" calcext:value-type="string">
            <text:p>AA-B-CC-D-E = /200</text:p>
          </table:table-cell>
          <table:table-cell table:formula="of:=[.X$25]/[.$D38]" office:value-type="float" office:value="35" calcext:value-type="float">
            <text:p>35,0</text:p>
          </table:table-cell>
          <table:table-cell table:number-columns-repeated="2"/>
          <table:table-cell office:value-type="string" calcext:value-type="string">
            <text:p>V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23" office:value-type="float" office:value="400" calcext:value-type="float">
            <text:p>400</text:p>
          </table:table-cell>
          <table:table-cell table:number-columns-repeated="6"/>
          <table:table-cell office:value-type="string" calcext:value-type="string">
            <text:p>VV-W-XX-Y-Z-A = /400</text:p>
          </table:table-cell>
          <table:table-cell table:formula="of:=[.L$25]/[.$D39]" office:value-type="float" office:value="24.5" calcext:value-type="float">
            <text:p>24,5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7"/>
          <table:table-cell office:value-type="string" calcext:value-type="string">
            <text:p>AA-B-CC-D-E-F = /400</text:p>
          </table:table-cell>
          <table:table-cell table:formula="of:=[.X$25]/[.$D39]" office:value-type="float" office:value="17.5" calcext:value-type="float">
            <text:p>17,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23" office:value-type="float" office:value="500" calcext:value-type="float">
            <text:p>500</text:p>
          </table:table-cell>
          <table:table-cell table:number-columns-repeated="7"/>
          <table:table-cell table:formula="of:=[.L$25]/[.$D40]" office:value-type="float" office:value="19.6" calcext:value-type="float">
            <text:p>19,6</text:p>
          </table:table-cell>
          <table:table-cell table:number-columns-repeated="10"/>
          <table:table-cell office:value-type="string" calcext:value-type="string">
            <text:p>AA-B-CC-D-EE = /500</text:p>
          </table:table-cell>
          <table:table-cell table:formula="of:=[.X$25]/[.$D40]" office:value-type="float" office:value="14" calcext:value-type="float">
            <text:p>14,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23" office:value-type="float" office:value="1000" calcext:value-type="float">
            <text:p>1000</text:p>
          </table:table-cell>
          <table:table-cell table:number-columns-repeated="7"/>
          <table:table-cell table:formula="of:=[.L$25]/[.$D41]" office:value-type="float" office:value="9.8" calcext:value-type="float">
            <text:p>9,8</text:p>
          </table:table-cell>
          <table:table-cell table:number-columns-repeated="10"/>
          <table:table-cell office:value-type="string" calcext:value-type="string">
            <text:p>AA-B-CC-D-EE-F = /1000</text:p>
          </table:table-cell>
          <table:table-cell table:formula="of:=[.X$25]/[.$D41]" office:value-type="float" office:value="7" calcext:value-type="float">
            <text:p>7,0</text:p>
          </table:table-cell>
          <table:table-cell table:number-columns-repeated="2"/>
          <table:table-cell office:value-type="string" calcext:value-type="string">
            <text:p>Z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23" office:value-type="float" office:value="2000" calcext:value-type="float">
            <text:p>2000</text:p>
          </table:table-cell>
          <table:table-cell table:number-columns-repeated="7"/>
          <table:table-cell table:formula="of:=[.L$25]/[.$D42]" office:value-type="float" office:value="4.9" calcext:value-type="float">
            <text:p>4,9</text:p>
          </table:table-cell>
          <table:table-cell table:number-columns-repeated="10"/>
          <table:table-cell office:value-type="string" calcext:value-type="string">
            <text:p>AA-B-CC-D-EE-F-G = /2000</text:p>
          </table:table-cell>
          <table:table-cell table:formula="of:=[.X$25]/[.$D42]" office:value-type="float" office:value="3.5" calcext:value-type="float">
            <text:p>3,5</text:p>
          </table:table-cell>
          <table:table-cell table:number-columns-repeated="2"/>
          <table:table-cell office:value-type="string" calcext:value-type="string">
            <text:p>ZZ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5"/>
          <table:table-cell table:formula="of:=SUM([.P45:.P65])" office:value-type="float" office:value="30" calcext:value-type="float">
            <text:p>30,0</text:p>
          </table:table-cell>
          <table:table-cell table:number-columns-repeated="6"/>
          <table:table-cell table:number-columns-repeated="2" office:value-type="float" office:value="6" calcext:value-type="float">
            <text:p>6,0</text:p>
          </table:table-cell>
          <table:table-cell table:number-columns-repeated="2"/>
          <table:table-cell table:number-columns-repeated="2" office:value-type="float" office:value="6" calcext:value-type="float">
            <text:p>6,0</text:p>
          </table:table-cell>
          <table:table-cell table:number-columns-repeated="6"/>
          <table:table-cell office:value-type="float" office:value="6" calcext:value-type="float">
            <text:p>6,0</text:p>
          </table:table-cell>
          <table:table-cell table:number-columns-repeated="989"/>
        </table:table-row>
        <table:table-row table:style-name="ro1">
          <table:table-cell table:number-columns-repeated="10"/>
          <table:table-cell office:value-type="string" calcext:value-type="string">
            <text:p>LL-ppppppp-qqqqqqq</text:p>
          </table:table-cell>
          <table:table-cell office:value-type="float" office:value="9800" calcext:value-type="float">
            <text:p>9 800,0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float" office:value="1" calcext:value-type="float">
            <text:p>1,0</text:p>
          </table:table-cell>
          <table:table-cell table:number-columns-repeated="6"/>
          <table:table-cell office:value-type="string" calcext:value-type="string">
            <text:p>A0_010000</text:p>
          </table:table-cell>
          <table:table-cell table:number-columns-repeated="12"/>
          <table:table-cell table:formula="of:=[.$AJ$71]*[.AN45]" office:value-type="float" office:value="9800" calcext:value-type="float">
            <text:p>9 800,0</text:p>
          </table:table-cell>
          <table:table-cell table:number-columns-repeated="2"/>
          <table:table-cell table:formula="of:=[.$AM$71]*[.AN45]" office:value-type="float" office:value="7000" calcext:value-type="float">
            <text:p>7 000,0</text:p>
          </table:table-cell>
          <table:table-cell table:formula="of:=[.L45]/[.$AJ$71]" office:value-type="float" office:value="2800" calcext:value-type="float">
            <text:p>2 800,0</text:p>
          </table:table-cell>
          <table:table-cell table:number-columns-repeated="6"/>
          <table:table-cell table:formula="of:=[.O45]" office:value-type="string" office:string-value="A" calcext:value-type="string">
            <text:p>A</text:p>
          </table:table-cell>
          <table:table-cell table:number-columns-repeated="977"/>
        </table:table-row>
        <table:table-row table:style-name="ro1">
          <table:table-cell table:number-columns-repeated="10"/>
          <table:table-cell table:style-name="ce32" office:value-type="string" calcext:value-type="string">
            <text:p>LL-ppppp-qqqqq</text:p>
          </table:table-cell>
          <table:table-cell office:value-type="float" office:value="7000" calcext:value-type="float">
            <text:p>7 000,0</text:p>
          </table:table-cell>
          <table:table-cell table:number-columns-repeated="2"/>
          <table:table-cell table:style-name="ce32" office:value-type="string" calcext:value-type="string">
            <text:p>B</text:p>
          </table:table-cell>
          <table:table-cell office:value-type="float" office:value="1" calcext:value-type="float">
            <text:p>1,0</text:p>
          </table:table-cell>
          <table:table-cell table:number-columns-repeated="6"/>
          <table:table-cell table:style-name="Default"/>
          <table:table-cell office:value-type="string" calcext:value-type="string">
            <text:p>A1_010000</text:p>
          </table:table-cell>
          <table:table-cell table:number-columns-repeated="11"/>
          <table:table-cell table:formula="of:=[.$AJ$71]*[.AN46]" office:value-type="float" office:value="7000" calcext:value-type="float">
            <text:p>7 000,0</text:p>
          </table:table-cell>
          <table:table-cell table:number-columns-repeated="2"/>
          <table:table-cell table:formula="of:=[.$AM$71]*[.AN46]" office:value-type="float" office:value="5000" calcext:value-type="float">
            <text:p>5 000,0</text:p>
          </table:table-cell>
          <table:table-cell table:formula="of:=[.L46]/[.$AJ$71]" office:value-type="float" office:value="2000" calcext:value-type="float">
            <text:p>2 000,0</text:p>
          </table:table-cell>
          <table:table-cell table:number-columns-repeated="6"/>
          <table:table-cell table:formula="of:=[.O46]" office:value-type="string" office:string-value="B" calcext:value-type="string">
            <text:p>B</text:p>
          </table:table-cell>
          <table:table-cell table:number-columns-repeated="977"/>
        </table:table-row>
        <table:table-row table:style-name="ro1">
          <table:table-cell table:number-columns-repeated="3"/>
          <table:table-cell table:style-name="ce23"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V = /2</text:p>
          </table:table-cell>
          <table:table-cell table:formula="of:=[.L$25]/[.$D47]" office:value-type="float" office:value="4900" calcext:value-type="float">
            <text:p>4 900,0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float" office:value="2" calcext:value-type="float">
            <text:p>2,0</text:p>
          </table:table-cell>
          <table:table-cell table:number-columns-repeated="6"/>
          <table:table-cell office:value-type="string" calcext:value-type="string">
            <text:p>A0_005000</text:p>
          </table:table-cell>
          <table:table-cell table:style-name="Default"/>
          <table:table-cell table:number-columns-repeated="2"/>
          <table:table-cell office:value-type="string" calcext:value-type="string">
            <text:p>A2_010000</text:p>
          </table:table-cell>
          <table:table-cell table:number-columns-repeated="8"/>
          <table:table-cell table:formula="of:=[.$AJ$71]*[.AN47]" office:value-type="float" office:value="4900" calcext:value-type="float">
            <text:p>4 900,0</text:p>
          </table:table-cell>
          <table:table-cell table:number-columns-repeated="2"/>
          <table:table-cell table:formula="of:=[.$AM$71]*[.AN47]" office:value-type="float" office:value="3500" calcext:value-type="float">
            <text:p>3 500,0</text:p>
          </table:table-cell>
          <table:table-cell table:formula="of:=[.L47]/[.$AJ$71]" office:value-type="float" office:value="1400" calcext:value-type="float">
            <text:p>1 400,0</text:p>
          </table:table-cell>
          <table:table-cell table:number-columns-repeated="6"/>
          <table:table-cell table:formula="of:=[.O47]" office:value-type="string" office:string-value="C" calcext:value-type="string">
            <text:p>C</text:p>
          </table:table-cell>
          <table:table-cell table:number-columns-repeated="977"/>
        </table:table-row>
        <table:table-row table:style-name="ro1">
          <table:table-cell table:number-columns-repeated="3"/>
          <table:table-cell table:style-name="ce23" office:value-type="float" office:value="2" calcext:value-type="float">
            <text:p>2</text:p>
          </table:table-cell>
          <table:table-cell table:number-columns-repeated="6"/>
          <table:table-cell table:style-name="ce32" office:value-type="string" calcext:value-type="string">
            <text:p>A = /2</text:p>
          </table:table-cell>
          <table:table-cell office:value-type="float" office:value="3500" calcext:value-type="float">
            <text:p>3 500,0</text:p>
          </table:table-cell>
          <table:table-cell table:number-columns-repeated="2"/>
          <table:table-cell table:style-name="ce32" office:value-type="string" calcext:value-type="string">
            <text:p>D</text:p>
          </table:table-cell>
          <table:table-cell office:value-type="float" office:value="2" calcext:value-type="float">
            <text:p>2,0</text:p>
          </table:table-cell>
          <table:table-cell table:number-columns-repeated="6"/>
          <table:table-cell table:style-name="Default"/>
          <table:table-cell office:value-type="string" calcext:value-type="string">
            <text:p>A1_005000</text:p>
          </table:table-cell>
          <table:table-cell table:number-columns-repeated="3"/>
          <table:table-cell office:value-type="string" calcext:value-type="string">
            <text:p>A3_010000</text:p>
          </table:table-cell>
          <table:table-cell table:number-columns-repeated="7"/>
          <table:table-cell table:formula="of:=[.$AJ$71]*[.AN48]" office:value-type="float" office:value="3500" calcext:value-type="float">
            <text:p>3 500,0</text:p>
          </table:table-cell>
          <table:table-cell table:number-columns-repeated="2"/>
          <table:table-cell table:formula="of:=[.$AM$71]*[.AN48]" office:value-type="float" office:value="2500" calcext:value-type="float">
            <text:p>2 500,0</text:p>
          </table:table-cell>
          <table:table-cell table:formula="of:=[.L48]/[.$AJ$71]" office:value-type="float" office:value="1000" calcext:value-type="float">
            <text:p>1 000,0</text:p>
          </table:table-cell>
          <table:table-cell table:number-columns-repeated="6"/>
          <table:table-cell table:formula="of:=[.O48]" office:value-type="string" office:string-value="D" calcext:value-type="string">
            <text:p>D</text:p>
          </table:table-cell>
          <table:table-cell table:number-columns-repeated="977"/>
        </table:table-row>
        <table:table-row table:style-name="ro1">
          <table:table-cell table:number-columns-repeated="3"/>
          <table:table-cell table:style-name="ce23"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V-W = /4</text:p>
          </table:table-cell>
          <table:table-cell table:formula="of:=[.L$25]/[.$D49]" office:value-type="float" office:value="2450" calcext:value-type="float">
            <text:p>2 450,0</text:p>
          </table:table-cell>
          <table:table-cell table:number-columns-repeated="2"/>
          <table:table-cell office:value-type="string" calcext:value-type="string">
            <text:p>E</text:p>
          </table:table-cell>
          <table:table-cell office:value-type="float" office:value="2" calcext:value-type="float">
            <text:p>2,0</text:p>
          </table:table-cell>
          <table:table-cell table:number-columns-repeated="10"/>
          <table:table-cell office:value-type="string" calcext:value-type="string">
            <text:p>A2_005000</text:p>
          </table:table-cell>
          <table:table-cell table:number-columns-repeated="7"/>
          <table:table-cell office:value-type="string" calcext:value-type="string">
            <text:p>A4_010000</text:p>
          </table:table-cell>
          <table:table-cell table:formula="of:=[.$AJ$71]*[.AN49]" office:value-type="float" office:value="2450" calcext:value-type="float">
            <text:p>2 450,0</text:p>
          </table:table-cell>
          <table:table-cell table:number-columns-repeated="2"/>
          <table:table-cell table:formula="of:=[.$AM$71]*[.AN49]" office:value-type="float" office:value="1750" calcext:value-type="float">
            <text:p>1 750,0</text:p>
          </table:table-cell>
          <table:table-cell table:formula="of:=[.L49]/[.$AJ$71]" office:value-type="float" office:value="700" calcext:value-type="float">
            <text:p>700,0</text:p>
          </table:table-cell>
          <table:table-cell table:number-columns-repeated="6"/>
          <table:table-cell table:formula="of:=[.O49]" office:value-type="string" office:string-value="E" calcext:value-type="string">
            <text:p>E</text:p>
          </table:table-cell>
          <table:table-cell table:number-columns-repeated="977"/>
        </table:table-row>
        <table:table-row table:style-name="ro1">
          <table:table-cell table:number-columns-repeated="3"/>
          <table:table-cell table:style-name="ce23"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VV = /5</text:p>
          </table:table-cell>
          <table:table-cell table:formula="of:=[.L$25]/[.$D50]" office:value-type="float" office:value="1960" calcext:value-type="float">
            <text:p>1 960,0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float" office:value="1" calcext:value-type="float">
            <text:p>1,0</text:p>
          </table:table-cell>
          <table:table-cell table:number-columns-repeated="6"/>
          <table:table-cell office:value-type="string" calcext:value-type="string">
            <text:p>A0_002000</text:p>
          </table:table-cell>
          <table:table-cell table:number-columns-repeated="12"/>
          <table:table-cell table:formula="of:=[.$AJ$71]*[.AN50]" office:value-type="float" office:value="1960" calcext:value-type="float">
            <text:p>1 960,0</text:p>
          </table:table-cell>
          <table:table-cell table:number-columns-repeated="2"/>
          <table:table-cell table:formula="of:=[.$AM$71]*[.AN50]" office:value-type="float" office:value="1400" calcext:value-type="float">
            <text:p>1 400,0</text:p>
          </table:table-cell>
          <table:table-cell table:formula="of:=[.L50]/[.$AJ$71]" office:value-type="float" office:value="560" calcext:value-type="float">
            <text:p>560,0</text:p>
          </table:table-cell>
          <table:table-cell table:number-columns-repeated="6"/>
          <table:table-cell table:formula="of:=[.O50]" office:value-type="string" office:string-value="F" calcext:value-type="string">
            <text:p>F</text:p>
          </table:table-cell>
          <table:table-cell table:number-columns-repeated="977"/>
        </table:table-row>
        <table:table-row table:style-name="ro1">
          <table:table-cell table:number-columns-repeated="3"/>
          <table:table-cell table:style-name="ce23" office:value-type="float" office:value="4" calcext:value-type="float">
            <text:p>4</text:p>
          </table:table-cell>
          <table:table-cell table:number-columns-repeated="6"/>
          <table:table-cell table:style-name="ce32" office:value-type="string" calcext:value-type="string">
            <text:p>A-B = /4</text:p>
          </table:table-cell>
          <table:table-cell office:value-type="float" office:value="1750" calcext:value-type="float">
            <text:p>1 750,0</text:p>
          </table:table-cell>
          <table:table-cell table:number-columns-repeated="2"/>
          <table:table-cell table:style-name="ce32" office:value-type="string" calcext:value-type="string">
            <text:p>G</text:p>
          </table:table-cell>
          <table:table-cell office:value-type="float" office:value="1" calcext:value-type="float">
            <text:p>1,0</text:p>
          </table:table-cell>
          <table:table-cell table:number-columns-repeated="11"/>
          <table:table-cell office:value-type="string" calcext:value-type="string">
            <text:p>A3_005000</text:p>
          </table:table-cell>
          <table:table-cell table:number-columns-repeated="7"/>
          <table:table-cell table:formula="of:=[.$AJ$71]*[.AN51]" office:value-type="float" office:value="1750" calcext:value-type="float">
            <text:p>1 750,0</text:p>
          </table:table-cell>
          <table:table-cell table:number-columns-repeated="2"/>
          <table:table-cell table:formula="of:=[.$AM$71]*[.AN51]" office:value-type="float" office:value="1250" calcext:value-type="float">
            <text:p>1 250,0</text:p>
          </table:table-cell>
          <table:table-cell table:formula="of:=[.L51]/[.$AJ$71]" office:value-type="float" office:value="500" calcext:value-type="float">
            <text:p>500,0</text:p>
          </table:table-cell>
          <table:table-cell table:number-columns-repeated="6"/>
          <table:table-cell table:formula="of:=[.O51]" office:value-type="string" office:string-value="G" calcext:value-type="string">
            <text:p>G</text:p>
          </table:table-cell>
          <table:table-cell table:number-columns-repeated="977"/>
        </table:table-row>
        <table:table-row table:style-name="ro1">
          <table:table-cell table:number-columns-repeated="3"/>
          <table:table-cell table:style-name="ce23" office:value-type="float" office:value="5" calcext:value-type="float">
            <text:p>5</text:p>
          </table:table-cell>
          <table:table-cell table:number-columns-repeated="6"/>
          <table:table-cell table:style-name="ce32" office:value-type="string" calcext:value-type="string">
            <text:p>AA = /5</text:p>
          </table:table-cell>
          <table:table-cell office:value-type="float" office:value="1400" calcext:value-type="float">
            <text:p>1 400,0</text:p>
          </table:table-cell>
          <table:table-cell table:number-columns-repeated="2"/>
          <table:table-cell table:style-name="ce32" office:value-type="string" calcext:value-type="string">
            <text:p>H</text:p>
          </table:table-cell>
          <table:table-cell office:value-type="float" office:value="1" calcext:value-type="float">
            <text:p>1,0</text:p>
          </table:table-cell>
          <table:table-cell table:number-columns-repeated="7"/>
          <table:table-cell office:value-type="string" calcext:value-type="string">
            <text:p>A1_002000</text:p>
          </table:table-cell>
          <table:table-cell table:number-columns-repeated="11"/>
          <table:table-cell table:formula="of:=[.$AJ$71]*[.AN52]" office:value-type="float" office:value="1400" calcext:value-type="float">
            <text:p>1 400,0</text:p>
          </table:table-cell>
          <table:table-cell table:number-columns-repeated="2"/>
          <table:table-cell table:formula="of:=[.$AM$71]*[.AN52]" office:value-type="float" office:value="1000" calcext:value-type="float">
            <text:p>1 000,0</text:p>
          </table:table-cell>
          <table:table-cell table:formula="of:=[.L52]/[.$AJ$71]" office:value-type="float" office:value="400" calcext:value-type="float">
            <text:p>400,0</text:p>
          </table:table-cell>
          <table:table-cell table:number-columns-repeated="6"/>
          <table:table-cell table:formula="of:=[.O52]" office:value-type="string" office:string-value="H" calcext:value-type="string">
            <text:p>H</text:p>
          </table:table-cell>
          <table:table-cell table:number-columns-repeated="977"/>
        </table:table-row>
        <table:table-row table:style-name="ro1">
          <table:table-cell table:number-columns-repeated="3"/>
          <table:table-cell table:style-name="ce23"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V-W-X = /8</text:p>
          </table:table-cell>
          <table:table-cell table:formula="of:=[.L$25]/[.$D53]" office:value-type="float" office:value="1225" calcext:value-type="float">
            <text:p>1 225,0</text:p>
          </table:table-cell>
          <table:table-cell table:number-columns-repeated="2"/>
          <table:table-cell office:value-type="string" calcext:value-type="string">
            <text:p>I</text:p>
          </table:table-cell>
          <table:table-cell office:value-type="float" office:value="1" calcext:value-type="float">
            <text:p>1,0</text:p>
          </table:table-cell>
          <table:table-cell table:number-columns-repeated="18"/>
          <table:table-cell office:value-type="string" calcext:value-type="string">
            <text:p>A4_005000</text:p>
          </table:table-cell>
          <table:table-cell table:formula="of:=[.$AJ$71]*[.AN53]" office:value-type="float" office:value="1225" calcext:value-type="float">
            <text:p>1 225,0</text:p>
          </table:table-cell>
          <table:table-cell table:number-columns-repeated="2"/>
          <table:table-cell table:formula="of:=[.$AM$71]*[.AN53]" office:value-type="float" office:value="875" calcext:value-type="float">
            <text:p>875,0</text:p>
          </table:table-cell>
          <table:table-cell table:formula="of:=[.L53]/[.$AJ$71]" office:value-type="float" office:value="350" calcext:value-type="float">
            <text:p>350,0</text:p>
          </table:table-cell>
          <table:table-cell table:number-columns-repeated="6"/>
          <table:table-cell table:formula="of:=[.O53]" office:value-type="string" office:string-value="I" calcext:value-type="string">
            <text:p>I</text:p>
          </table:table-cell>
          <table:table-cell table:number-columns-repeated="977"/>
        </table:table-row>
        <table:table-row table:style-name="ro1">
          <table:table-cell table:number-columns-repeated="3"/>
          <table:table-cell table:style-name="ce23"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VV-W = /10</text:p>
          </table:table-cell>
          <table:table-cell table:formula="of:=[.L$25]/[.$D54]" office:value-type="float" office:value="980" calcext:value-type="float">
            <text:p>980,0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2" calcext:value-type="float">
            <text:p>2,0</text:p>
          </table:table-cell>
          <table:table-cell table:number-columns-repeated="6"/>
          <table:table-cell office:value-type="string" calcext:value-type="string">
            <text:p>A0_001000</text:p>
          </table:table-cell>
          <table:table-cell table:number-columns-repeated="3"/>
          <table:table-cell office:value-type="string" calcext:value-type="string">
            <text:p>A2_002000</text:p>
          </table:table-cell>
          <table:table-cell table:number-columns-repeated="8"/>
          <table:table-cell table:formula="of:=[.$AJ$71]*[.AN54]" office:value-type="float" office:value="980" calcext:value-type="float">
            <text:p>980,0</text:p>
          </table:table-cell>
          <table:table-cell table:number-columns-repeated="2"/>
          <table:table-cell table:formula="of:=[.$AM$71]*[.AN54]" office:value-type="float" office:value="700" calcext:value-type="float">
            <text:p>700,0</text:p>
          </table:table-cell>
          <table:table-cell table:formula="of:=[.L54]/[.$AJ$71]" office:value-type="float" office:value="280" calcext:value-type="float">
            <text:p>280,0</text:p>
          </table:table-cell>
          <table:table-cell table:number-columns-repeated="6"/>
          <table:table-cell table:formula="of:=[.O54]" office:value-type="string" office:string-value="J" calcext:value-type="string">
            <text:p>J</text:p>
          </table:table-cell>
          <table:table-cell table:number-columns-repeated="977"/>
        </table:table-row>
        <table:table-row table:style-name="ro1">
          <table:table-cell table:number-columns-repeated="3"/>
          <table:table-cell table:style-name="ce23" office:value-type="float" office:value="10" calcext:value-type="float">
            <text:p>10</text:p>
          </table:table-cell>
          <table:table-cell table:number-columns-repeated="6"/>
          <table:table-cell table:style-name="ce32" office:value-type="string" calcext:value-type="string">
            <text:p>AA-B = /10</text:p>
          </table:table-cell>
          <table:table-cell office:value-type="float" office:value="700" calcext:value-type="float">
            <text:p>700,0</text:p>
          </table:table-cell>
          <table:table-cell table:number-columns-repeated="2"/>
          <table:table-cell table:style-name="ce32" office:value-type="string" calcext:value-type="string">
            <text:p>K</text:p>
          </table:table-cell>
          <table:table-cell office:value-type="float" office:value="2" calcext:value-type="float">
            <text:p>2,0</text:p>
          </table:table-cell>
          <table:table-cell table:number-columns-repeated="7"/>
          <table:table-cell office:value-type="string" calcext:value-type="string">
            <text:p>A1_001000</text:p>
          </table:table-cell>
          <table:table-cell table:number-columns-repeated="3"/>
          <table:table-cell office:value-type="string" calcext:value-type="string">
            <text:p>A3_002000</text:p>
          </table:table-cell>
          <table:table-cell table:number-columns-repeated="7"/>
          <table:table-cell table:formula="of:=[.$AJ$71]*[.AN55]" office:value-type="float" office:value="700" calcext:value-type="float">
            <text:p>700,0</text:p>
          </table:table-cell>
          <table:table-cell table:number-columns-repeated="2"/>
          <table:table-cell table:formula="of:=[.$AM$71]*[.AN55]" office:value-type="float" office:value="500" calcext:value-type="float">
            <text:p>500,0</text:p>
          </table:table-cell>
          <table:table-cell table:formula="of:=[.L55]/[.$AJ$71]" office:value-type="float" office:value="200" calcext:value-type="float">
            <text:p>200,0</text:p>
          </table:table-cell>
          <table:table-cell table:number-columns-repeated="6"/>
          <table:table-cell table:formula="of:=[.O55]" office:value-type="string" office:string-value="K" calcext:value-type="string">
            <text:p>K</text:p>
          </table:table-cell>
          <table:table-cell table:number-columns-repeated="977"/>
        </table:table-row>
        <table:table-row table:style-name="ro1">
          <table:table-cell table:number-columns-repeated="3"/>
          <table:table-cell table:style-name="ce23" office:value-type="float" office:value="20" calcext:value-type="float">
            <text:p>20</text:p>
          </table:table-cell>
          <table:table-cell table:number-columns-repeated="6"/>
          <table:table-cell office:value-type="string" calcext:value-type="string">
            <text:p>VV-W-X = /20</text:p>
          </table:table-cell>
          <table:table-cell table:formula="of:=[.L$25]/[.$D56]" office:value-type="float" office:value="490" calcext:value-type="float">
            <text:p>490,0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float" office:value="3" calcext:value-type="float">
            <text:p>3,0</text:p>
          </table:table-cell>
          <table:table-cell table:number-columns-repeated="6"/>
          <table:table-cell office:value-type="string" calcext:value-type="string">
            <text:p>A0_000500</text:p>
          </table:table-cell>
          <table:table-cell table:number-columns-repeated="3"/>
          <table:table-cell office:value-type="string" calcext:value-type="string">
            <text:p>A2_001000</text:p>
          </table:table-cell>
          <table:table-cell table:number-columns-repeated="7"/>
          <table:table-cell office:value-type="string" calcext:value-type="string">
            <text:p>A4_002000</text:p>
          </table:table-cell>
          <table:table-cell table:formula="of:=[.$AJ$71]*[.AN56]" office:value-type="float" office:value="490" calcext:value-type="float">
            <text:p>490,0</text:p>
          </table:table-cell>
          <table:table-cell table:number-columns-repeated="2"/>
          <table:table-cell table:formula="of:=[.$AM$71]*[.AN56]" office:value-type="float" office:value="350" calcext:value-type="float">
            <text:p>350,0</text:p>
          </table:table-cell>
          <table:table-cell table:formula="of:=[.L56]/[.$AJ$71]" office:value-type="float" office:value="140" calcext:value-type="float">
            <text:p>140,0</text:p>
          </table:table-cell>
          <table:table-cell table:number-columns-repeated="6"/>
          <table:table-cell table:formula="of:=[.O56]" office:value-type="string" office:string-value="L" calcext:value-type="string">
            <text:p>L</text:p>
          </table:table-cell>
          <table:table-cell table:number-columns-repeated="977"/>
        </table:table-row>
        <table:table-row table:style-name="ro1">
          <table:table-cell table:number-columns-repeated="3"/>
          <table:table-cell table:style-name="ce23" office:value-type="float" office:value="20" calcext:value-type="float">
            <text:p>20</text:p>
          </table:table-cell>
          <table:table-cell table:number-columns-repeated="6"/>
          <table:table-cell table:style-name="ce32" office:value-type="string" calcext:value-type="string">
            <text:p>AA-B-C = /20</text:p>
          </table:table-cell>
          <table:table-cell office:value-type="float" office:value="350" calcext:value-type="float">
            <text:p>350,0</text:p>
          </table:table-cell>
          <table:table-cell table:number-columns-repeated="2"/>
          <table:table-cell table:style-name="ce32" office:value-type="string" calcext:value-type="string">
            <text:p>M</text:p>
          </table:table-cell>
          <table:table-cell office:value-type="float" office:value="2" calcext:value-type="float">
            <text:p>2,0</text:p>
          </table:table-cell>
          <table:table-cell table:number-columns-repeated="7"/>
          <table:table-cell office:value-type="string" calcext:value-type="string">
            <text:p>A1_000500</text:p>
          </table:table-cell>
          <table:table-cell table:number-columns-repeated="3"/>
          <table:table-cell office:value-type="string" calcext:value-type="string">
            <text:p>A3_001000</text:p>
          </table:table-cell>
          <table:table-cell table:number-columns-repeated="7"/>
          <table:table-cell table:formula="of:=[.$AJ$71]*[.AN57]" office:value-type="float" office:value="350" calcext:value-type="float">
            <text:p>350,0</text:p>
          </table:table-cell>
          <table:table-cell table:number-columns-repeated="2"/>
          <table:table-cell table:formula="of:=[.$AM$71]*[.AN57]" office:value-type="float" office:value="250" calcext:value-type="float">
            <text:p>250,0</text:p>
          </table:table-cell>
          <table:table-cell table:formula="of:=[.L57]/[.$AJ$71]" office:value-type="float" office:value="100" calcext:value-type="float">
            <text:p>100,0</text:p>
          </table:table-cell>
          <table:table-cell table:number-columns-repeated="6"/>
          <table:table-cell table:formula="of:=[.O57]" office:value-type="string" office:string-value="M" calcext:value-type="string">
            <text:p>M</text:p>
          </table:table-cell>
          <table:table-cell table:number-columns-repeated="977"/>
        </table:table-row>
        <table:table-row table:style-name="ro1">
          <table:table-cell table:number-columns-repeated="3"/>
          <table:table-cell table:style-name="ce23" office:value-type="float" office:value="40" calcext:value-type="float">
            <text:p>40</text:p>
          </table:table-cell>
          <table:table-cell table:number-columns-repeated="6"/>
          <table:table-cell office:value-type="string" calcext:value-type="string">
            <text:p>VV-W-X-Y = /40</text:p>
          </table:table-cell>
          <table:table-cell table:formula="of:=[.L$25]/[.$D58]" office:value-type="float" office:value="245" calcext:value-type="float">
            <text:p>245,0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float" office:value="2" calcext:value-type="float">
            <text:p>2,0</text:p>
          </table:table-cell>
          <table:table-cell table:number-columns-repeated="10"/>
          <table:table-cell office:value-type="string" calcext:value-type="string">
            <text:p>A2_000500</text:p>
          </table:table-cell>
          <table:table-cell table:number-columns-repeated="7"/>
          <table:table-cell office:value-type="string" calcext:value-type="string">
            <text:p>A4_001000</text:p>
          </table:table-cell>
          <table:table-cell table:formula="of:=[.$AJ$71]*[.AN58]" office:value-type="float" office:value="245" calcext:value-type="float">
            <text:p>245,0</text:p>
          </table:table-cell>
          <table:table-cell table:number-columns-repeated="2"/>
          <table:table-cell table:formula="of:=[.$AM$71]*[.AN58]" office:value-type="float" office:value="175" calcext:value-type="float">
            <text:p>175,0</text:p>
          </table:table-cell>
          <table:table-cell table:formula="of:=[.L58]/[.$AJ$71]" office:value-type="float" office:value="70" calcext:value-type="float">
            <text:p>70,0</text:p>
          </table:table-cell>
          <table:table-cell table:number-columns-repeated="6"/>
          <table:table-cell table:formula="of:=[.O58]" office:value-type="string" office:string-value="N" calcext:value-type="string">
            <text:p>N</text:p>
          </table:table-cell>
          <table:table-cell table:number-columns-repeated="977"/>
        </table:table-row>
        <table:table-row table:style-name="ro1">
          <table:table-cell table:number-columns-repeated="3"/>
          <table:table-cell table:style-name="ce23" office:value-type="float" office:value="50" calcext:value-type="float">
            <text:p>50</text:p>
          </table:table-cell>
          <table:table-cell table:number-columns-repeated="6"/>
          <table:table-cell office:value-type="string" calcext:value-type="string">
            <text:p>VV-W-XX = /50</text:p>
          </table:table-cell>
          <table:table-cell table:formula="of:=[.L$25]/[.$D59]" office:value-type="float" office:value="196" calcext:value-type="float">
            <text:p>196,0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float" office:value="1" calcext:value-type="float">
            <text:p>1,0</text:p>
          </table:table-cell>
          <table:table-cell table:number-columns-repeated="6"/>
          <table:table-cell office:value-type="string" calcext:value-type="string">
            <text:p>A0_000200</text:p>
          </table:table-cell>
          <table:table-cell table:number-columns-repeated="12"/>
          <table:table-cell table:formula="of:=[.$AJ$71]*[.AN59]" office:value-type="float" office:value="196" calcext:value-type="float">
            <text:p>196,0</text:p>
          </table:table-cell>
          <table:table-cell table:number-columns-repeated="2"/>
          <table:table-cell table:formula="of:=[.$AM$71]*[.AN59]" office:value-type="float" office:value="140" calcext:value-type="float">
            <text:p>140,0</text:p>
          </table:table-cell>
          <table:table-cell table:formula="of:=[.L59]/[.$AJ$71]" office:value-type="float" office:value="56" calcext:value-type="float">
            <text:p>56,0</text:p>
          </table:table-cell>
          <table:table-cell table:number-columns-repeated="6"/>
          <table:table-cell table:formula="of:=[.O59]" office:value-type="string" office:string-value="O" calcext:value-type="string">
            <text:p>O</text:p>
          </table:table-cell>
          <table:table-cell table:number-columns-repeated="977"/>
        </table:table-row>
        <table:table-row table:style-name="ro1">
          <table:table-cell table:number-columns-repeated="3"/>
          <table:table-cell table:style-name="ce23" office:value-type="float" office:value="40" calcext:value-type="float">
            <text:p>40</text:p>
          </table:table-cell>
          <table:table-cell table:number-columns-repeated="6"/>
          <table:table-cell table:style-name="ce32" office:value-type="string" calcext:value-type="string">
            <text:p>AA-B-C-D = /40</text:p>
          </table:table-cell>
          <table:table-cell office:value-type="float" office:value="175" calcext:value-type="float">
            <text:p>175,0</text:p>
          </table:table-cell>
          <table:table-cell table:number-columns-repeated="2"/>
          <table:table-cell table:style-name="ce32" office:value-type="string" calcext:value-type="string">
            <text:p>P</text:p>
          </table:table-cell>
          <table:table-cell office:value-type="float" office:value="1" calcext:value-type="float">
            <text:p>1,0</text:p>
          </table:table-cell>
          <table:table-cell table:number-columns-repeated="11"/>
          <table:table-cell office:value-type="string" calcext:value-type="string">
            <text:p>A3_000500</text:p>
          </table:table-cell>
          <table:table-cell table:number-columns-repeated="7"/>
          <table:table-cell table:formula="of:=[.$AJ$71]*[.AN60]" office:value-type="float" office:value="175" calcext:value-type="float">
            <text:p>175,0</text:p>
          </table:table-cell>
          <table:table-cell table:number-columns-repeated="2"/>
          <table:table-cell table:formula="of:=[.$AM$71]*[.AN60]" office:value-type="float" office:value="125" calcext:value-type="float">
            <text:p>125,0</text:p>
          </table:table-cell>
          <table:table-cell table:formula="of:=[.L60]/[.$AJ$71]" office:value-type="float" office:value="50" calcext:value-type="float">
            <text:p>50,0</text:p>
          </table:table-cell>
          <table:table-cell table:number-columns-repeated="6"/>
          <table:table-cell table:formula="of:=[.O60]" office:value-type="string" office:string-value="P" calcext:value-type="string">
            <text:p>P</text:p>
          </table:table-cell>
          <table:table-cell table:number-columns-repeated="977"/>
        </table:table-row>
        <table:table-row table:style-name="ro1">
          <table:table-cell table:number-columns-repeated="3"/>
          <table:table-cell table:style-name="ce23" office:value-type="float" office:value="50" calcext:value-type="float">
            <text:p>50</text:p>
          </table:table-cell>
          <table:table-cell table:number-columns-repeated="6"/>
          <table:table-cell table:style-name="ce32" office:value-type="string" calcext:value-type="string">
            <text:p>AA-B-CC = /50</text:p>
          </table:table-cell>
          <table:table-cell office:value-type="float" office:value="140" calcext:value-type="float">
            <text:p>140,0</text:p>
          </table:table-cell>
          <table:table-cell table:number-columns-repeated="2"/>
          <table:table-cell table:style-name="ce32" office:value-type="string" calcext:value-type="string">
            <text:p>Q</text:p>
          </table:table-cell>
          <table:table-cell office:value-type="float" office:value="1" calcext:value-type="float">
            <text:p>1,0</text:p>
          </table:table-cell>
          <table:table-cell table:number-columns-repeated="7"/>
          <table:table-cell office:value-type="string" calcext:value-type="string">
            <text:p>A1_000200</text:p>
          </table:table-cell>
          <table:table-cell table:number-columns-repeated="11"/>
          <table:table-cell table:formula="of:=[.$AJ$71]*[.AN61]" office:value-type="float" office:value="140" calcext:value-type="float">
            <text:p>140,0</text:p>
          </table:table-cell>
          <table:table-cell table:number-columns-repeated="2"/>
          <table:table-cell table:formula="of:=[.$AM$71]*[.AN61]" office:value-type="float" office:value="100" calcext:value-type="float">
            <text:p>100,0</text:p>
          </table:table-cell>
          <table:table-cell table:formula="of:=[.L61]/[.$AJ$71]" office:value-type="float" office:value="40" calcext:value-type="float">
            <text:p>40,0</text:p>
          </table:table-cell>
          <table:table-cell table:number-columns-repeated="6"/>
          <table:table-cell table:formula="of:=[.O61]" office:value-type="string" office:string-value="Q" calcext:value-type="string">
            <text:p>Q</text:p>
          </table:table-cell>
          <table:table-cell table:number-columns-repeated="977"/>
        </table:table-row>
        <table:table-row table:style-name="ro1">
          <table:table-cell table:number-columns-repeated="3"/>
          <table:table-cell table:style-name="ce23" office:value-type="float" office:value="80" calcext:value-type="float">
            <text:p>80</text:p>
          </table:table-cell>
          <table:table-cell table:number-columns-repeated="6"/>
          <table:table-cell office:value-type="string" calcext:value-type="string">
            <text:p>VV-W-X-Y-Z = /80</text:p>
          </table:table-cell>
          <table:table-cell table:formula="of:=[.L$25]/[.$D62]" office:value-type="float" office:value="122.5" calcext:value-type="float">
            <text:p>122,5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float" office:value="1" calcext:value-type="float">
            <text:p>1,0</text:p>
          </table:table-cell>
          <table:table-cell table:number-columns-repeated="18"/>
          <table:table-cell office:value-type="string" calcext:value-type="string">
            <text:p>A4_000500</text:p>
          </table:table-cell>
          <table:table-cell table:formula="of:=[.$AJ$71]*[.AN62]" office:value-type="float" office:value="122.5" calcext:value-type="float">
            <text:p>122,5</text:p>
          </table:table-cell>
          <table:table-cell table:number-columns-repeated="2"/>
          <table:table-cell table:formula="of:=[.$AM$71]*[.AN62]" office:value-type="float" office:value="87.5" calcext:value-type="float">
            <text:p>87,5</text:p>
          </table:table-cell>
          <table:table-cell table:formula="of:=[.L62]/[.$AJ$71]" office:value-type="float" office:value="35" calcext:value-type="float">
            <text:p>35,0</text:p>
          </table:table-cell>
          <table:table-cell table:number-columns-repeated="6"/>
          <table:table-cell table:formula="of:=[.O62]" office:value-type="string" office:string-value="R" calcext:value-type="string">
            <text:p>R</text:p>
          </table:table-cell>
          <table:table-cell table:number-columns-repeated="977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style-name="ce23" office:value-type="float" office:value="100" calcext:value-type="float">
            <text:p>100</text:p>
          </table:table-cell>
          <table:table-cell table:number-columns-repeated="6"/>
          <table:table-cell office:value-type="string" calcext:value-type="string">
            <text:p>VV-W-XX-Y = /100</text:p>
          </table:table-cell>
          <table:table-cell table:formula="of:=[.L$25]/[.$D63]" office:value-type="float" office:value="98" calcext:value-type="float">
            <text:p>98,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,0</text:p>
          </table:table-cell>
          <table:table-cell table:number-columns-repeated="10"/>
          <table:table-cell office:value-type="string" calcext:value-type="string">
            <text:p>A2_000200</text:p>
          </table:table-cell>
          <table:table-cell table:number-columns-repeated="8"/>
          <table:table-cell table:formula="of:=[.$AJ$71]*[.AN63]" office:value-type="float" office:value="98" calcext:value-type="float">
            <text:p>98,0</text:p>
          </table:table-cell>
          <table:table-cell table:number-columns-repeated="2"/>
          <table:table-cell table:formula="of:=[.$AM$71]*[.AN63]" office:value-type="float" office:value="70" calcext:value-type="float">
            <text:p>70,0</text:p>
          </table:table-cell>
          <table:table-cell table:formula="of:=[.L63]/[.$AJ$71]" office:value-type="float" office:value="28" calcext:value-type="float">
            <text:p>28,0</text:p>
          </table:table-cell>
          <table:table-cell table:number-columns-repeated="6"/>
          <table:table-cell table:formula="of:=[.O63]" office:value-type="string" office:string-value="S" calcext:value-type="string">
            <text:p>S</text:p>
          </table:table-cell>
          <table:table-cell table:number-columns-repeated="977"/>
        </table:table-row>
        <table:table-row table:style-name="ro1">
          <table:table-cell table:number-columns-repeated="3"/>
          <table:table-cell table:style-name="ce23" office:value-type="float" office:value="100" calcext:value-type="float">
            <text:p>100</text:p>
          </table:table-cell>
          <table:table-cell table:number-columns-repeated="6"/>
          <table:table-cell table:style-name="ce32" office:value-type="string" calcext:value-type="string">
            <text:p>AA-B-CC-D = /100</text:p>
          </table:table-cell>
          <table:table-cell office:value-type="float" office:value="70" calcext:value-type="float">
            <text:p>70,0</text:p>
          </table:table-cell>
          <table:table-cell table:number-columns-repeated="2"/>
          <table:table-cell table:style-name="ce32" office:value-type="string" calcext:value-type="string">
            <text:p>T</text:p>
          </table:table-cell>
          <table:table-cell office:value-type="float" office:value="1" calcext:value-type="float">
            <text:p>1,0</text:p>
          </table:table-cell>
          <table:table-cell table:number-columns-repeated="11"/>
          <table:table-cell office:value-type="string" calcext:value-type="string">
            <text:p>A3_000200</text:p>
          </table:table-cell>
          <table:table-cell table:number-columns-repeated="7"/>
          <table:table-cell table:formula="of:=[.$AJ$71]*[.AN64]" office:value-type="float" office:value="70" calcext:value-type="float">
            <text:p>70,0</text:p>
          </table:table-cell>
          <table:table-cell table:number-columns-repeated="2"/>
          <table:table-cell table:formula="of:=[.$AM$71]*[.AN64]" office:value-type="float" office:value="50" calcext:value-type="float">
            <text:p>50,0</text:p>
          </table:table-cell>
          <table:table-cell table:formula="of:=[.L64]/[.$AJ$71]" office:value-type="float" office:value="20" calcext:value-type="float">
            <text:p>20,0</text:p>
          </table:table-cell>
          <table:table-cell table:number-columns-repeated="6"/>
          <table:table-cell table:formula="of:=[.O64]" office:value-type="string" office:string-value="T" calcext:value-type="string">
            <text:p>T</text:p>
          </table:table-cell>
          <table:table-cell table:number-columns-repeated="977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[.$L$71]*[.A65]" office:value-type="float" office:value="49" calcext:value-type="float">
            <text:p>49,0</text:p>
          </table:table-cell>
          <table:table-cell table:style-name="ce23" office:value-type="float" office:value="200" calcext:value-type="float">
            <text:p>200</text:p>
          </table:table-cell>
          <table:table-cell table:number-columns-repeated="6"/>
          <table:table-cell office:value-type="string" calcext:value-type="string">
            <text:p>VV-W-XX-Y-Z = /200</text:p>
          </table:table-cell>
          <table:table-cell table:formula="of:=[.L$25]/[.$D65]" office:value-type="float" office:value="49" calcext:value-type="float">
            <text:p>49,0</text:p>
          </table:table-cell>
          <table:table-cell table:number-columns-repeated="2"/>
          <table:table-cell office:value-type="string" calcext:value-type="string">
            <text:p>U</text:p>
          </table:table-cell>
          <table:table-cell office:value-type="float" office:value="1" calcext:value-type="float">
            <text:p>1,0</text:p>
          </table:table-cell>
          <table:table-cell table:number-columns-repeated="18"/>
          <table:table-cell office:value-type="string" calcext:value-type="string">
            <text:p>A4_000200</text:p>
          </table:table-cell>
          <table:table-cell table:formula="of:=[.$AJ$71]*[.AN65]" office:value-type="float" office:value="49" calcext:value-type="float">
            <text:p>49,0</text:p>
          </table:table-cell>
          <table:table-cell table:number-columns-repeated="2"/>
          <table:table-cell table:formula="of:=[.$AM$71]*[.AN65]" office:value-type="float" office:value="35" calcext:value-type="float">
            <text:p>35,0</text:p>
          </table:table-cell>
          <table:table-cell table:formula="of:=[.L65]/[.$AJ$71]" office:value-type="float" office:value="14" calcext:value-type="float">
            <text:p>14,0</text:p>
          </table:table-cell>
          <table:table-cell table:number-columns-repeated="6"/>
          <table:table-cell table:formula="of:=[.O65]" office:value-type="string" office:string-value="U" calcext:value-type="string">
            <text:p>U</text:p>
          </table:table-cell>
          <table:table-cell table:number-columns-repeated="977"/>
        </table:table-row>
        <table:table-row table:style-name="ro1">
          <table:table-cell table:number-columns-repeated="3"/>
          <table:table-cell table:style-name="ce23" office:value-type="float" office:value="200" calcext:value-type="float">
            <text:p>200</text:p>
          </table:table-cell>
          <table:table-cell table:number-columns-repeated="6"/>
          <table:table-cell table:style-name="ce32" office:value-type="string" calcext:value-type="string">
            <text:p>AA-B-CC-D-E = /200</text:p>
          </table:table-cell>
          <table:table-cell office:value-type="float" office:value="35" calcext:value-type="float">
            <text:p>35,0</text:p>
          </table:table-cell>
          <table:table-cell table:number-columns-repeated="2"/>
          <table:table-cell table:style-name="ce32" office:value-type="string" calcext:value-type="string">
            <text:p>V</text:p>
          </table:table-cell>
          <table:table-cell table:number-columns-repeated="20"/>
          <table:table-cell table:formula="of:=[.$AJ$71]*[.AN66]" office:value-type="float" office:value="35" calcext:value-type="float">
            <text:p>35,0</text:p>
          </table:table-cell>
          <table:table-cell table:number-columns-repeated="2"/>
          <table:table-cell table:formula="of:=[.$AM$71]*[.AN66]" office:value-type="float" office:value="25" calcext:value-type="float">
            <text:p>25,0</text:p>
          </table:table-cell>
          <table:table-cell office:value-type="float" office:value="10" calcext:value-type="float">
            <text:p>10,0</text:p>
          </table:table-cell>
          <table:table-cell table:number-columns-repeated="6"/>
          <table:table-cell table:formula="of:=[.O66]" office:value-type="string" office:string-value="V" calcext:value-type="string">
            <text:p>V</text:p>
          </table:table-cell>
          <table:table-cell table:number-columns-repeated="977"/>
        </table:table-row>
        <table:table-row table:style-name="ro1">
          <table:table-cell table:number-columns-repeated="3"/>
          <table:table-cell table:style-name="ce23" office:value-type="float" office:value="400" calcext:value-type="float">
            <text:p>400</text:p>
          </table:table-cell>
          <table:table-cell table:number-columns-repeated="6"/>
          <table:table-cell office:value-type="string" calcext:value-type="string">
            <text:p>VV-W-XX-Y-Z-A = /40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20"/>
          <table:table-cell table:formula="of:=[.$AJ$71]*[.AN67]" office:value-type="float" office:value="24.5" calcext:value-type="float">
            <text:p>24,5</text:p>
          </table:table-cell>
          <table:table-cell table:number-columns-repeated="2"/>
          <table:table-cell table:formula="of:=[.$AM$71]*[.AN67]" office:value-type="float" office:value="17.5" calcext:value-type="float">
            <text:p>17,5</text:p>
          </table:table-cell>
          <table:table-cell office:value-type="float" office:value="7" calcext:value-type="float">
            <text:p>7,0</text:p>
          </table:table-cell>
          <table:table-cell table:number-columns-repeated="6"/>
          <table:table-cell table:formula="of:=[.O67]" office:value-type="string" office:string-value="W" calcext:value-type="string">
            <text:p>W</text:p>
          </table:table-cell>
          <table:table-cell table:number-columns-repeated="977"/>
        </table:table-row>
        <table:table-row table:style-name="ro1">
          <table:table-cell table:number-columns-repeated="3"/>
          <table:table-cell table:style-name="ce23" office:value-type="float" office:value="400" calcext:value-type="float">
            <text:p>400</text:p>
          </table:table-cell>
          <table:table-cell table:number-columns-repeated="6"/>
          <table:table-cell table:style-name="ce32" office:value-type="string" calcext:value-type="string">
            <text:p>AA-B-CC-D-E-F = /400</text:p>
          </table:table-cell>
          <table:table-cell table:number-columns-repeated="3"/>
          <table:table-cell table:style-name="ce32" office:value-type="string" calcext:value-type="string">
            <text:p>X</text:p>
          </table:table-cell>
          <table:table-cell table:number-columns-repeated="20"/>
          <table:table-cell table:formula="of:=[.$AJ$71]*[.AN68]" office:value-type="float" office:value="17.5" calcext:value-type="float">
            <text:p>17,5</text:p>
          </table:table-cell>
          <table:table-cell table:number-columns-repeated="2"/>
          <table:table-cell table:formula="of:=[.$AM$71]*[.AN68]" office:value-type="float" office:value="12.5" calcext:value-type="float">
            <text:p>12,5</text:p>
          </table:table-cell>
          <table:table-cell office:value-type="float" office:value="5" calcext:value-type="float">
            <text:p>5,0</text:p>
          </table:table-cell>
          <table:table-cell table:number-columns-repeated="6"/>
          <table:table-cell table:formula="of:=[.O68]" office:value-type="string" office:string-value="X" calcext:value-type="string">
            <text:p>X</text:p>
          </table:table-cell>
          <table:table-cell table:number-columns-repeated="977"/>
        </table:table-row>
        <table:table-row table:style-name="ro1">
          <table:table-cell table:number-columns-repeated="3"/>
          <table:table-cell table:style-name="ce23" office:value-type="float" office:value="500" calcext:value-type="float">
            <text:p>500</text:p>
          </table:table-cell>
          <table:table-cell table:number-columns-repeated="6"/>
          <table:table-cell table:style-name="ce32" office:value-type="string" calcext:value-type="string">
            <text:p>AA-B-CC-D-EE = /500</text:p>
          </table:table-cell>
          <table:table-cell table:number-columns-repeated="3"/>
          <table:table-cell table:style-name="ce32" office:value-type="string" calcext:value-type="string">
            <text:p>Y</text:p>
          </table:table-cell>
          <table:table-cell table:number-columns-repeated="20"/>
          <table:table-cell table:formula="of:=[.$AJ$71]*[.AN69]" office:value-type="float" office:value="14" calcext:value-type="float">
            <text:p>14,0</text:p>
          </table:table-cell>
          <table:table-cell table:number-columns-repeated="2"/>
          <table:table-cell table:formula="of:=[.$AM$71]*[.AN69]" office:value-type="float" office:value="10" calcext:value-type="float">
            <text:p>10,0</text:p>
          </table:table-cell>
          <table:table-cell office:value-type="float" office:value="4" calcext:value-type="float">
            <text:p>4,0</text:p>
          </table:table-cell>
          <table:table-cell table:number-columns-repeated="6"/>
          <table:table-cell table:formula="of:=[.O69]" office:value-type="string" office:string-value="Y" calcext:value-type="string">
            <text:p>Y</text:p>
          </table:table-cell>
          <table:table-cell table:number-columns-repeated="977"/>
        </table:table-row>
        <table:table-row table:style-name="ro1">
          <table:table-cell table:number-columns-repeated="3"/>
          <table:table-cell table:style-name="ce23" office:value-type="float" office:value="1000" calcext:value-type="float">
            <text:p>1000</text:p>
          </table:table-cell>
          <table:table-cell table:number-columns-repeated="6"/>
          <table:table-cell table:style-name="ce32" office:value-type="string" calcext:value-type="string">
            <text:p>AA-B-CC-D-EE-F = /1000</text:p>
          </table:table-cell>
          <table:table-cell table:number-columns-repeated="3"/>
          <table:table-cell table:style-name="ce32" office:value-type="string" calcext:value-type="string">
            <text:p>Z</text:p>
          </table:table-cell>
          <table:table-cell table:number-columns-repeated="20"/>
          <table:table-cell table:formula="of:=[.$AJ$71]*[.AN70]" office:value-type="float" office:value="7" calcext:value-type="float">
            <text:p>7,0</text:p>
          </table:table-cell>
          <table:table-cell table:number-columns-repeated="2"/>
          <table:table-cell table:formula="of:=[.$AM$71]*[.AN70]" office:value-type="float" office:value="5" calcext:value-type="float">
            <text:p>5,0</text:p>
          </table:table-cell>
          <table:table-cell office:value-type="float" office:value="2" calcext:value-type="float">
            <text:p>2,0</text:p>
          </table:table-cell>
          <table:table-cell table:number-columns-repeated="6"/>
          <table:table-cell table:formula="of:=[.O70]" office:value-type="string" office:string-value="Z" calcext:value-type="string">
            <text:p>Z</text:p>
          </table:table-cell>
          <table:table-cell table:number-columns-repeated="977"/>
        </table:table-row>
        <table:table-row table:style-name="ro1">
          <table:table-cell table:number-columns-repeated="3"/>
          <table:table-cell office:value-type="float" office:value="2000" calcext:value-type="float">
            <text:p>2 000,0</text:p>
          </table:table-cell>
          <table:table-cell table:number-columns-repeated="6"/>
          <table:table-cell office:value-type="string" calcext:value-type="string">
            <text:p>AA-B-CC-D-EE-F-G = /2000</text:p>
          </table:table-cell>
          <table:table-cell table:style-name="Default" office:value-type="float" office:value="3.5" calcext:value-type="float">
            <text:p>3,5</text:p>
          </table:table-cell>
          <table:table-cell table:style-name="Default" table:number-columns-repeated="2"/>
          <table:table-cell table:style-name="Default" office:value-type="string" calcext:value-type="string">
            <text:p>ZZ</text:p>
          </table:table-cell>
          <table:table-cell table:number-columns-repeated="20"/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2.5" calcext:value-type="float">
            <text:p>2,5</text:p>
          </table:table-cell>
          <table:table-cell table:number-columns-repeated="7"/>
          <table:table-cell table:formula="of:=[.O71]" office:value-type="string" office:string-value="ZZ" calcext:value-type="string">
            <text:p>ZZ</text:p>
          </table:table-cell>
          <table:table-cell table:number-columns-repeated="977"/>
        </table:table-row>
        <table:table-row table:style-name="ro1" table:number-rows-repeated="2">
          <table:table-cell table:number-columns-repeated="3"/>
          <table:table-cell table:style-name="Default" table:number-columns-repeated="12"/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1"/>
          <table:table-cell table:style-name="ce8" office:value-type="string" calcext:value-type="string">
            <text:p>ZZ</text:p>
          </table:table-cell>
          <table:table-cell table:style-name="ce9"/>
          <table:table-cell table:style-name="ce8"/>
          <table:table-cell table:style-name="ce8" office:value-type="float" office:value="1" calcext:value-type="float">
            <text:p>1,0</text:p>
          </table:table-cell>
          <table:table-cell table:formula="of:=[.O76]*[.$AJ$71]" office:value-type="float" office:value="3.5" calcext:value-type="float">
            <text:p>3,5</text:p>
          </table:table-cell>
          <table:table-cell table:number-columns-repeated="23"/>
          <table:table-cell table:style-name="Default" table:number-columns-repeated="12"/>
          <table:table-cell table:number-columns-repeated="973"/>
        </table:table-row>
        <table:table-row table:style-name="ro1" table:number-rows-repeated="2">
          <table:table-cell table:number-columns-repeated="39"/>
          <table:table-cell table:style-name="Default" table:number-columns-repeated="12"/>
          <table:table-cell table:number-columns-repeated="973"/>
        </table:table-row>
        <table:table-row table:style-name="ro1">
          <table:table-cell table:number-columns-repeated="11"/>
          <table:table-cell table:style-name="ce32" office:value-type="string" calcext:value-type="string">
            <text:p>Z</text:p>
          </table:table-cell>
          <table:table-cell table:number-columns-repeated="2"/>
          <table:table-cell table:style-name="ce32" office:value-type="float" office:value="2" calcext:value-type="float">
            <text:p>2,0</text:p>
          </table:table-cell>
          <table:table-cell table:formula="of:=[.O79]*[.$AJ$71]" office:value-type="float" office:value="7" calcext:value-type="float">
            <text:p>7,0</text:p>
          </table:table-cell>
          <table:table-cell table:number-columns-repeated="23"/>
          <table:table-cell table:style-name="Default" table:number-columns-repeated="12"/>
          <table:table-cell table:number-columns-repeated="973"/>
        </table:table-row>
        <table:table-row table:style-name="ro1" table:number-rows-repeated="2">
          <table:table-cell table:number-columns-repeated="39"/>
          <table:table-cell table:style-name="Default" table:number-columns-repeated="12"/>
          <table:table-cell table:number-columns-repeated="973"/>
        </table:table-row>
        <table:table-row table:style-name="ro1">
          <table:table-cell table:number-columns-repeated="11"/>
          <table:table-cell table:style-name="ce32" office:value-type="string" calcext:value-type="string">
            <text:p>Y</text:p>
          </table:table-cell>
          <table:table-cell table:number-columns-repeated="2"/>
          <table:table-cell table:style-name="ce32" office:value-type="float" office:value="4" calcext:value-type="float">
            <text:p>4,0</text:p>
          </table:table-cell>
          <table:table-cell table:formula="of:=[.O82]*[.$AJ$71]" office:value-type="float" office:value="14" calcext:value-type="float">
            <text:p>14,0</text:p>
          </table:table-cell>
          <table:table-cell table:number-columns-repeated="23"/>
          <table:table-cell table:style-name="Default" table:number-columns-repeated="12"/>
          <table:table-cell table:number-columns-repeated="973"/>
        </table:table-row>
        <table:table-row table:style-name="ro2">
          <table:table-cell table:number-columns-repeated="23"/>
          <table:table-cell table:style-name="ce13" office:value-type="string" calcext:value-type="string">
            <text:p>X</text:p>
          </table:table-cell>
          <table:table-cell table:style-name="ce9"/>
          <table:table-cell table:style-name="ce8"/>
          <table:table-cell table:style-name="ce13" office:value-type="float" office:value="5" calcext:value-type="float">
            <text:p>5,0</text:p>
          </table:table-cell>
          <table:table-cell table:formula="of:=[.AA83]*[.$AJ$71]" office:value-type="float" office:value="17.5" calcext:value-type="float">
            <text:p>17,5</text:p>
          </table:table-cell>
          <table:table-cell table:number-columns-repeated="11"/>
          <table:table-cell table:style-name="Default" table:number-columns-repeated="12"/>
          <table:table-cell table:number-columns-repeated="973"/>
        </table:table-row>
        <table:table-row table:style-name="ro2">
          <table:table-cell table:number-columns-repeated="23"/>
          <table:table-cell office:value-type="string" calcext:value-type="string">
            <text:p>de ZZ à X</text:p>
          </table:table-cell>
          <table:table-cell table:number-columns-repeated="11"/>
          <table:table-cell table:style-name="Default" table:number-columns-repeated="12"/>
          <table:table-cell table:style-name="ce8" office:value-type="string" calcext:value-type="string">
            <text:p>W</text:p>
          </table:table-cell>
          <table:table-cell table:style-name="ce9"/>
          <table:table-cell table:style-name="ce8"/>
          <table:table-cell table:style-name="ce8" office:value-type="float" office:value="7" calcext:value-type="float">
            <text:p>7,0</text:p>
          </table:table-cell>
          <table:table-cell table:formula="of:=[.AY84]*[.$AJ$71]" office:value-type="float" office:value="24.5" calcext:value-type="float">
            <text:p>24,5</text:p>
          </table:table-cell>
          <table:table-cell table:style-name="Default" table:number-columns-repeated="11"/>
          <table:table-cell table:number-columns-repeated="961"/>
        </table:table-row>
        <table:table-row table:style-name="ro1">
          <table:table-cell table:number-columns-repeated="35"/>
          <table:table-cell table:style-name="Default" table:number-columns-repeated="12"/>
          <table:table-cell office:value-type="string" calcext:value-type="string">
            <text:p>de ZZ à W</text:p>
          </table:table-cell>
          <table:table-cell table:number-columns-repeated="3"/>
          <table:table-cell table:style-name="Default" table:number-columns-repeated="12"/>
          <table:table-cell table:number-columns-repeated="961"/>
        </table:table-row>
        <table:table-row table:style-name="ro2">
          <table:table-cell table:number-columns-repeated="23"/>
          <table:table-cell table:style-name="ce13" office:value-type="string" calcext:value-type="string">
            <text:p>V</text:p>
          </table:table-cell>
          <table:table-cell table:style-name="ce9"/>
          <table:table-cell table:style-name="ce8"/>
          <table:table-cell table:style-name="ce13" office:value-type="float" office:value="10" calcext:value-type="float">
            <text:p>10,0</text:p>
          </table:table-cell>
          <table:table-cell table:formula="of:=[.AA86]*[.$AJ$71]" office:value-type="float" office:value="35" calcext:value-type="float">
            <text:p>35,0</text:p>
          </table:table-cell>
          <table:table-cell table:number-columns-repeated="7"/>
          <table:table-cell table:style-name="Default" table:number-columns-repeated="12"/>
          <table:table-cell table:number-columns-repeated="4"/>
          <table:table-cell table:style-name="Default" table:number-columns-repeated="12"/>
          <table:table-cell table:number-columns-repeated="961"/>
        </table:table-row>
        <table:table-row table:style-name="ro1">
          <table:table-cell table:number-columns-repeated="35"/>
          <table:table-cell table:style-name="Default" table:number-columns-repeated="12"/>
          <table:table-cell office:value-type="string" calcext:value-type="string">
            <text:p>U</text:p>
          </table:table-cell>
          <table:table-cell table:number-columns-repeated="2"/>
          <table:table-cell office:value-type="float" office:value="14" calcext:value-type="float">
            <text:p>14,0</text:p>
          </table:table-cell>
          <table:table-cell table:formula="of:=[.AY87]*[.$AJ$71]" office:value-type="float" office:value="49" calcext:value-type="float">
            <text:p>49,0</text:p>
          </table:table-cell>
          <table:table-cell table:style-name="Default" table:number-columns-repeated="11"/>
          <table:table-cell table:number-columns-repeated="961"/>
        </table:table-row>
        <table:table-row table:style-name="ro1">
          <table:table-cell table:number-columns-repeated="35"/>
          <table:table-cell table:style-name="Default" table:number-columns-repeated="12"/>
          <table:table-cell table:number-columns-repeated="4"/>
          <table:table-cell table:style-name="Default" table:number-columns-repeated="12"/>
          <table:table-cell table:number-columns-repeated="961"/>
        </table:table-row>
        <table:table-row table:style-name="ro1">
          <table:table-cell table:number-columns-repeated="23"/>
          <table:table-cell table:style-name="ce32" office:value-type="string" calcext:value-type="string">
            <text:p>T</text:p>
          </table:table-cell>
          <table:table-cell table:number-columns-repeated="2"/>
          <table:table-cell table:style-name="ce32" office:value-type="float" office:value="20" calcext:value-type="float">
            <text:p>20,0</text:p>
          </table:table-cell>
          <table:table-cell table:formula="of:=[.AA89]*[.$AJ$71]" office:value-type="float" office:value="70" calcext:value-type="float">
            <text:p>70,0</text:p>
          </table:table-cell>
          <table:table-cell table:number-columns-repeated="7"/>
          <table:table-cell table:style-name="Default" table:number-columns-repeated="12"/>
          <table:table-cell table:number-columns-repeated="4"/>
          <table:table-cell table:style-name="Default" table:number-columns-repeated="12"/>
          <table:table-cell table:number-columns-repeated="961"/>
        </table:table-row>
        <table:table-row table:style-name="ro1">
          <table:table-cell table:number-columns-repeated="35"/>
          <table:table-cell table:style-name="Default" table:number-columns-repeated="12"/>
          <table:table-cell office:value-type="string" calcext:value-type="string">
            <text:p>S</text:p>
          </table:table-cell>
          <table:table-cell table:number-columns-repeated="2"/>
          <table:table-cell office:value-type="float" office:value="28" calcext:value-type="float">
            <text:p>28,0</text:p>
          </table:table-cell>
          <table:table-cell table:formula="of:=[.AY90]*[.$AJ$71]" office:value-type="float" office:value="98" calcext:value-type="float">
            <text:p>98,0</text:p>
          </table:table-cell>
          <table:table-cell table:style-name="Default" table:number-columns-repeated="11"/>
          <table:table-cell table:number-columns-repeated="961"/>
        </table:table-row>
        <table:table-row table:style-name="ro2">
          <table:table-cell table:number-columns-repeated="35"/>
          <table:table-cell table:style-name="Default" table:number-columns-repeated="12"/>
          <table:table-cell table:number-columns-repeated="12"/>
          <table:table-cell table:style-name="Default" table:number-columns-repeated="4"/>
          <table:table-cell table:style-name="ce8" office:value-type="string" calcext:value-type="string">
            <text:p>R</text:p>
          </table:table-cell>
          <table:table-cell table:style-name="ce9" office:value-type="float" office:value="35" calcext:value-type="float">
            <text:p>35</text:p>
          </table:table-cell>
          <table:table-cell table:formula="of:=[.BM91]*[.$AJ$71]" office:value-type="float" office:value="122.5" calcext:value-type="float">
            <text:p>122,5</text:p>
          </table:table-cell>
          <table:table-cell table:number-columns-repeated="958"/>
        </table:table-row>
        <table:table-row table:style-name="ro1">
          <table:table-cell table:number-columns-repeated="23"/>
          <table:table-cell table:style-name="ce32" office:value-type="string" calcext:value-type="string">
            <text:p>Q</text:p>
          </table:table-cell>
          <table:table-cell table:number-columns-repeated="2"/>
          <table:table-cell table:style-name="ce32" office:value-type="float" office:value="40" calcext:value-type="float">
            <text:p>40,0</text:p>
          </table:table-cell>
          <table:table-cell table:formula="of:=[.AA92]*[.$AJ$71]" office:value-type="float" office:value="140" calcext:value-type="float">
            <text:p>140,0</text:p>
          </table:table-cell>
          <table:table-cell table:number-columns-repeated="31"/>
          <table:table-cell table:style-name="Default" table:number-columns-repeated="4"/>
          <table:table-cell office:value-type="string" calcext:value-type="string">
            <text:p>de W à R</text:p>
          </table:table-cell>
          <table:table-cell table:number-columns-repeated="960"/>
        </table:table-row>
        <table:table-row table:style-name="ro2">
          <table:table-cell table:number-columns-repeated="35"/>
          <table:table-cell table:style-name="ce13" office:value-type="string" calcext:value-type="string">
            <text:p>P</text:p>
          </table:table-cell>
          <table:table-cell table:style-name="ce9"/>
          <table:table-cell table:style-name="ce8"/>
          <table:table-cell table:style-name="ce13" office:value-type="float" office:value="50" calcext:value-type="float">
            <text:p>50,0</text:p>
          </table:table-cell>
          <table:table-cell table:formula="of:=[.AM93]*[.$AJ$71]" office:value-type="float" office:value="175" calcext:value-type="float">
            <text:p>175,0</text:p>
          </table:table-cell>
          <table:table-cell table:number-columns-repeated="19"/>
          <table:table-cell table:style-name="Default" table:number-columns-repeated="4"/>
          <table:table-cell table:number-columns-repeated="961"/>
        </table:table-row>
        <table:table-row table:style-name="ro1">
          <table:table-cell table:number-columns-repeated="35"/>
          <table:table-cell office:value-type="string" calcext:value-type="string">
            <text:p>de V à P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"/>
          <table:table-cell office:value-type="float" office:value="56" calcext:value-type="float">
            <text:p>56,0</text:p>
          </table:table-cell>
          <table:table-cell table:formula="of:=[.AY94]*[.$AJ$71]" office:value-type="float" office:value="196" calcext:value-type="float">
            <text:p>196,0</text:p>
          </table:table-cell>
          <table:table-cell table:number-columns-repeated="7"/>
          <table:table-cell table:style-name="Default" table:number-columns-repeated="4"/>
          <table:table-cell table:number-columns-repeated="961"/>
        </table:table-row>
        <table:table-row table:style-name="ro2">
          <table:table-cell table:number-columns-repeated="59"/>
          <table:table-cell table:style-name="Default" table:number-columns-repeated="4"/>
          <table:table-cell table:style-name="ce8" office:value-type="string" calcext:value-type="string">
            <text:p>N</text:p>
          </table:table-cell>
          <table:table-cell table:style-name="ce8" office:value-type="float" office:value="70" calcext:value-type="float">
            <text:p>70,0</text:p>
          </table:table-cell>
          <table:table-cell table:formula="of:=[.BM95]*[.$AJ$71]" office:value-type="float" office:value="245" calcext:value-type="float">
            <text:p>245,0</text:p>
          </table:table-cell>
          <table:table-cell table:number-columns-repeated="958"/>
        </table:table-row>
        <table:table-row table:style-name="ro1">
          <table:table-cell table:number-columns-repeated="59"/>
          <table:table-cell table:style-name="Default" table:number-columns-repeated="4"/>
          <table:table-cell table:number-columns-repeated="961"/>
        </table:table-row>
        <table:table-row table:style-name="ro2">
          <table:table-cell table:number-columns-repeated="35"/>
          <table:table-cell table:style-name="ce13" office:value-type="string" calcext:value-type="string">
            <text:p>M</text:p>
          </table:table-cell>
          <table:table-cell table:style-name="ce9"/>
          <table:table-cell table:style-name="ce8"/>
          <table:table-cell table:style-name="ce13" office:value-type="float" office:value="100" calcext:value-type="float">
            <text:p>100,0</text:p>
          </table:table-cell>
          <table:table-cell table:formula="of:=[.AM97]*[.$AJ$71]" office:value-type="float" office:value="350" calcext:value-type="float">
            <text:p>350,0</text:p>
          </table:table-cell>
          <table:table-cell table:number-columns-repeated="19"/>
          <table:table-cell table:style-name="Default" table:number-columns-repeated="4"/>
          <table:table-cell table:number-columns-repeated="961"/>
        </table:table-row>
        <table:table-row table:style-name="ro1">
          <table:table-cell table:number-columns-repeated="59"/>
          <table:table-cell table:style-name="Default" table:number-columns-repeated="4"/>
          <table:table-cell office:value-type="string" calcext:value-type="string">
            <text:p>L</text:p>
          </table:table-cell>
          <table:table-cell office:value-type="float" office:value="140" calcext:value-type="float">
            <text:p>140,0</text:p>
          </table:table-cell>
          <table:table-cell table:formula="of:=[.BM98]*[.$AJ$71]" office:value-type="float" office:value="490" calcext:value-type="float">
            <text:p>490,0</text:p>
          </table:table-cell>
          <table:table-cell table:number-columns-repeated="958"/>
        </table:table-row>
        <table:table-row table:style-name="ro1">
          <table:table-cell table:number-columns-repeated="59"/>
          <table:table-cell table:style-name="Default" table:number-columns-repeated="4"/>
          <table:table-cell table:number-columns-repeated="961"/>
        </table:table-row>
        <table:table-row table:style-name="ro1">
          <table:table-cell table:number-columns-repeated="35"/>
          <table:table-cell table:style-name="ce32" office:value-type="string" calcext:value-type="string">
            <text:p>K</text:p>
          </table:table-cell>
          <table:table-cell table:number-columns-repeated="2"/>
          <table:table-cell table:style-name="ce32" office:value-type="float" office:value="200" calcext:value-type="float">
            <text:p>200,0</text:p>
          </table:table-cell>
          <table:table-cell table:formula="of:=[.AM100]*[.$AJ$71]" office:value-type="float" office:value="700" calcext:value-type="float">
            <text:p>700,0</text:p>
          </table:table-cell>
          <table:table-cell table:number-columns-repeated="19"/>
          <table:table-cell table:style-name="Default" table:number-columns-repeated="4"/>
          <table:table-cell table:number-columns-repeated="961"/>
        </table:table-row>
        <table:table-row table:style-name="ro1">
          <table:table-cell table:number-columns-repeated="59"/>
          <table:table-cell table:style-name="Default" table:number-columns-repeated="4"/>
          <table:table-cell office:value-type="string" calcext:value-type="string">
            <text:p>J</text:p>
          </table:table-cell>
          <table:table-cell office:value-type="float" office:value="280" calcext:value-type="float">
            <text:p>280,0</text:p>
          </table:table-cell>
          <table:table-cell table:formula="of:=[.BM101]*[.$AJ$71]" office:value-type="float" office:value="980" calcext:value-type="float">
            <text:p>980,0</text:p>
          </table:table-cell>
          <table:table-cell table:number-columns-repeated="958"/>
        </table:table-row>
        <table:table-row table:style-name="ro2">
          <table:table-cell table:number-columns-repeated="59"/>
          <table:table-cell table:style-name="Default" table:number-columns-repeated="4"/>
          <table:table-cell table:number-columns-repeated="5"/>
          <table:table-cell table:style-name="ce8" office:value-type="string" calcext:value-type="string">
            <text:p>I</text:p>
          </table:table-cell>
          <table:table-cell table:style-name="ce8" office:value-type="float" office:value="350" calcext:value-type="float">
            <text:p>350,0</text:p>
          </table:table-cell>
          <table:table-cell table:formula="of:=[.BR102]*[.$AJ$71]" office:value-type="float" office:value="1225" calcext:value-type="float">
            <text:p>1 225,0</text:p>
          </table:table-cell>
          <table:table-cell table:number-columns-repeated="953"/>
        </table:table-row>
        <table:table-row table:style-name="ro1">
          <table:table-cell table:number-columns-repeated="68"/>
          <table:table-cell office:value-type="string" calcext:value-type="string">
            <text:p>de N à I</text:p>
          </table:table-cell>
          <table:table-cell table:number-columns-repeated="955"/>
        </table:table-row>
        <table:table-row table:style-name="ro1">
          <table:table-cell table:number-columns-repeated="35"/>
          <table:table-cell table:style-name="ce32" office:value-type="string" calcext:value-type="string">
            <text:p>H</text:p>
          </table:table-cell>
          <table:table-cell table:number-columns-repeated="2"/>
          <table:table-cell table:style-name="ce32" office:value-type="float" office:value="400" calcext:value-type="float">
            <text:p>400,0</text:p>
          </table:table-cell>
          <table:table-cell table:formula="of:=[.AM104]*[.$AJ$71]" office:value-type="float" office:value="1400" calcext:value-type="float">
            <text:p>1 400,0</text:p>
          </table:table-cell>
          <table:table-cell table:number-columns-repeated="984"/>
        </table:table-row>
        <table:table-row table:style-name="ro2">
          <table:table-cell table:number-columns-repeated="59"/>
          <table:table-cell table:style-name="ce13" office:value-type="string" calcext:value-type="string">
            <text:p>G</text:p>
          </table:table-cell>
          <table:table-cell table:style-name="ce13" office:value-type="float" office:value="500" calcext:value-type="float">
            <text:p>500,0</text:p>
          </table:table-cell>
          <table:table-cell table:formula="of:=[.BI105]*[.$AJ$71]" office:value-type="float" office:value="1750" calcext:value-type="float">
            <text:p>1 750,0</text:p>
          </table:table-cell>
          <table:table-cell table:number-columns-repeated="962"/>
        </table:table-row>
        <table:table-row table:style-name="ro1">
          <table:table-cell table:number-columns-repeated="59"/>
          <table:table-cell office:value-type="string" calcext:value-type="string">
            <text:p>de M à G</text:p>
          </table:table-cell>
          <table:table-cell table:number-columns-repeated="3"/>
          <table:table-cell office:value-type="string" calcext:value-type="string">
            <text:p>F</text:p>
          </table:table-cell>
          <table:table-cell office:value-type="float" office:value="560" calcext:value-type="float">
            <text:p>560,0</text:p>
          </table:table-cell>
          <table:table-cell table:formula="of:=[.BM106]*[.$AJ$71]" office:value-type="float" office:value="1960" calcext:value-type="float">
            <text:p>1 960,0</text:p>
          </table:table-cell>
          <table:table-cell table:number-columns-repeated="958"/>
        </table:table-row>
        <table:table-row table:style-name="ro1">
          <table:table-cell table:number-columns-repeated="68"/>
          <table:table-cell office:value-type="string" calcext:value-type="string">
            <text:p>E</text:p>
          </table:table-cell>
          <table:table-cell office:value-type="float" office:value="700" calcext:value-type="float">
            <text:p>700,0</text:p>
          </table:table-cell>
          <table:table-cell table:formula="of:=[.BR107]*[.$AJ$71]" office:value-type="float" office:value="2450" calcext:value-type="float">
            <text:p>2 450,0</text:p>
          </table:table-cell>
          <table:table-cell table:number-columns-repeated="95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9"/>
          <table:table-cell table:style-name="ce32" office:value-type="string" calcext:value-type="string">
            <text:p>D</text:p>
          </table:table-cell>
          <table:table-cell table:style-name="ce32" office:value-type="float" office:value="1000" calcext:value-type="float">
            <text:p>1 000,0</text:p>
          </table:table-cell>
          <table:table-cell table:formula="of:=[.BI109]*[.$AJ$71]" office:value-type="float" office:value="3500" calcext:value-type="float">
            <text:p>3 500,0</text:p>
          </table:table-cell>
          <table:table-cell table:number-columns-repeated="962"/>
        </table:table-row>
        <table:table-row table:style-name="ro1">
          <table:table-cell table:number-columns-repeated="68"/>
          <table:table-cell office:value-type="string" calcext:value-type="string">
            <text:p>C</text:p>
          </table:table-cell>
          <table:table-cell office:value-type="float" office:value="1400" calcext:value-type="float">
            <text:p>1 400,0</text:p>
          </table:table-cell>
          <table:table-cell table:formula="of:=[.BR110]*[.$AJ$71]" office:value-type="float" office:value="4900" calcext:value-type="float">
            <text:p>4 900,0</text:p>
          </table:table-cell>
          <table:table-cell table:number-columns-repeated="95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9"/>
          <table:table-cell table:style-name="ce32" office:value-type="string" calcext:value-type="string">
            <text:p>B</text:p>
          </table:table-cell>
          <table:table-cell table:style-name="ce32" office:value-type="float" office:value="2000" calcext:value-type="float">
            <text:p>2 000,0</text:p>
          </table:table-cell>
          <table:table-cell table:formula="of:=[.BI112]*[.$AJ$71]" office:value-type="float" office:value="7000" calcext:value-type="float">
            <text:p>7 000,0</text:p>
          </table:table-cell>
          <table:table-cell table:number-columns-repeated="96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8"/>
          <table:table-cell office:value-type="string" calcext:value-type="string">
            <text:p>A</text:p>
          </table:table-cell>
          <table:table-cell office:value-type="float" office:value="2800" calcext:value-type="float">
            <text:p>2 800,0</text:p>
          </table:table-cell>
          <table:table-cell table:formula="of:=[.BR114]*[.$AJ$71]" office:value-type="float" office:value="9800" calcext:value-type="float">
            <text:p>9 800,0</text:p>
          </table:table-cell>
          <table:table-cell table:number-columns-repeated="953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7">00/00/0000</text:date>, <text:time style:data-style-name="N2" text:time-value="12:10:53.3569478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08:59:43.368626876</meta:creation-date>
    <dc:date>2019-03-27T13:21:00.361533503</dc:date>
    <meta:editing-duration>PT7H44M44S</meta:editing-duration>
    <meta:editing-cycles>10</meta:editing-cycles>
    <meta:generator>LibreOffice/6.1.5.2$Linux_X86_64 LibreOffice_project/10$Build-2</meta:generator>
    <meta:document-statistic meta:table-count="1" meta:cell-count="791" meta:object-count="0"/>
  </office:meta>
</office:document-meta>
</file>